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4.441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37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4.092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4.175cm"/>
    </style:style>
    <style:style style:name="co10" style:family="table-column">
      <style:table-column-properties fo:break-before="auto" style:column-width="3.221cm"/>
    </style:style>
    <style:style style:name="co11" style:family="table-column">
      <style:table-column-properties fo:break-before="auto" style:column-width="8.042cm"/>
    </style:style>
    <style:style style:name="co12" style:family="table-column">
      <style:table-column-properties fo:break-before="auto" style:column-width="6.054cm"/>
    </style:style>
    <style:style style:name="co13" style:family="table-column">
      <style:table-column-properties fo:break-before="auto" style:column-width="5.618cm"/>
    </style:style>
    <style:style style:name="co14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5.644cm"/>
    </style:style>
    <style:style style:name="co16" style:family="table-column">
      <style:table-column-properties fo:break-before="auto" style:column-width="5.073cm"/>
    </style:style>
    <style:style style:name="co17" style:family="table-column">
      <style:table-column-properties fo:break-before="auto" style:column-width="5.373cm"/>
    </style:style>
    <style:style style:name="co18" style:family="table-column">
      <style:table-column-properties fo:break-before="auto" style:column-width="6.971cm"/>
    </style:style>
    <style:style style:name="co21" style:family="table-column">
      <style:table-column-properties fo:break-before="auto" style:column-width="6.735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423cm"/>
    </style:style>
    <style:style style:name="co24" style:family="table-column">
      <style:table-column-properties fo:break-before="auto" style:column-width="5.292cm"/>
    </style:style>
    <style:style style:name="co25" style:family="table-column">
      <style:table-column-properties fo:break-before="auto" style:column-width="7.632cm"/>
    </style:style>
    <style:style style:name="co26" style:family="table-column">
      <style:table-column-properties fo:break-before="auto" style:column-width="3.685cm"/>
    </style:style>
    <style:style style:name="co27" style:family="table-column">
      <style:table-column-properties fo:break-before="auto" style:column-width="8.52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table table:name="publica_ordinar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Año</text:p>
          </table:table-cell>
          <table:table-cell office:value-type="string">
            <text:p>Formación Política</text:p>
          </table:table-cell>
          <table:table-cell office:value-type="string">
            <text:p>Origen</text:p>
          </table:table-cell>
          <table:table-cell office:value-type="string">
            <text:p>Fuente</text:p>
          </table:table-cell>
          <table:table-cell office:value-type="string">
            <text:p>Tipo</text:p>
          </table:table-cell>
          <table:table-cell office:value-type="string">
            <text:p>Subvención Estatal</text:p>
          </table:table-cell>
          <table:table-cell office:value-type="string">
            <text:p>Gobiernos Autonómicos</text:p>
          </table:table-cell>
          <table:table-cell office:value-type="string">
            <text:p>Cortes Generales</text:p>
          </table:table-cell>
          <table:table-cell office:value-type="string">
            <text:p>Asambleas Legislativas Autonómicas y Ciudades Autónomas</text:p>
          </table:table-cell>
          <table:table-cell table:style-name="ce1" office:value-type="string">
            <text:p>Entidades Locales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Aralar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/>
          <table:table-cell office:value-type="float" office:value="370987.48">
            <text:p>370987,48</text:p>
          </table:table-cell>
          <table:table-cell/>
          <table:table-cell office:value-type="float" office:value="289522.59">
            <text:p>289522,59</text:p>
          </table:table-cell>
          <table:table-cell office:value-type="float" office:value="235832.26">
            <text:p>235832,2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Bloque Nacionalista Galeg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653765.64">
            <text:p>653765,64</text:p>
          </table:table-cell>
          <table:table-cell/>
          <table:table-cell office:value-type="float" office:value="142308.83">
            <text:p>142308,83</text:p>
          </table:table-cell>
          <table:table-cell office:value-type="float" office:value="523966.11">
            <text:p>523966,11</text:p>
          </table:table-cell>
          <table:table-cell office:value-type="float" office:value="629796.38">
            <text:p>629796,3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Coalición Canari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566215.96">
            <text:p>566215,96</text:p>
          </table:table-cell>
          <table:table-cell/>
          <table:table-cell office:value-type="float" office:value="142308.83">
            <text:p>142308,83</text:p>
          </table:table-cell>
          <table:table-cell office:value-type="float" office:value="672600">
            <text:p>672600</text:p>
          </table:table-cell>
          <table:table-cell office:value-type="float" office:value="646111.83">
            <text:p>646111,8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Convergencia Democrática de Cataluny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1243486.34">
            <text:p>1243486,34</text:p>
          </table:table-cell>
          <table:table-cell table:number-columns-repeated="3"/>
          <table:table-cell office:value-type="float" office:value="137879.44">
            <text:p>137879,4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Convergencia i Unió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956683.08">
            <text:p>956683,08</text:p>
          </table:table-cell>
          <table:table-cell/>
          <table:table-cell office:value-type="float" office:value="917070.12">
            <text:p>917070,12</text:p>
          </table:table-cell>
          <table:table-cell office:value-type="float" office:value="5897747.8">
            <text:p>5897747,8</text:p>
          </table:table-cell>
          <table:table-cell office:value-type="float" office:value="2711757.51">
            <text:p>2711757,5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ntesa Catalana de Progrè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table:number-columns-repeated="2"/>
          <table:table-cell office:value-type="float" office:value="543486.96">
            <text:p>543486,96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squerra Republicana de Cataluny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991682.81">
            <text:p>991682,81</text:p>
          </table:table-cell>
          <table:table-cell table:number-columns-repeated="2"/>
          <table:table-cell office:value-type="float" office:value="2818186">
            <text:p>2818186</text:p>
          </table:table-cell>
          <table:table-cell office:value-type="float" office:value="1484914.58">
            <text:p>1484914,5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squerra Unida- BLOC -VERDS -Izquierda Republicana: COMPROMÍS Pel País Valencià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/>
          <table:table-cell office:value-type="float" office:value="279445.36">
            <text:p>279445,36</text:p>
          </table:table-cell>
          <table:table-cell/>
          <table:table-cell office:value-type="float" office:value="382704.84">
            <text:p>382704,84</text:p>
          </table:table-cell>
          <table:table-cell/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usko Alkartasun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/>
          <table:table-cell office:value-type="float" office:value="277377.15">
            <text:p>277377,15</text:p>
          </table:table-cell>
          <table:table-cell/>
          <table:table-cell office:value-type="float" office:value="169193.99">
            <text:p>169193,99</text:p>
          </table:table-cell>
          <table:table-cell office:value-type="float" office:value="493391">
            <text:p>49339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Iniciativa per Catalunya-Verd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504842.08">
            <text:p>504842,08</text:p>
          </table:table-cell>
          <table:table-cell table:number-columns-repeated="2"/>
          <table:table-cell office:value-type="float" office:value="1777063.4">
            <text:p>1777063,4</text:p>
          </table:table-cell>
          <table:table-cell office:value-type="float" office:value="1458711.43">
            <text:p>1458711,43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Izquierda Unid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1897718.82">
            <text:p>1897718,82</text:p>
          </table:table-cell>
          <table:table-cell office:value-type="float" office:value="236672.32">
            <text:p>236672,32</text:p>
          </table:table-cell>
          <table:table-cell/>
          <table:table-cell office:value-type="float" office:value="3151974.93">
            <text:p>3151974,93</text:p>
          </table:table-cell>
          <table:table-cell office:value-type="float" office:value="3842141.35">
            <text:p>3842141,3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Nafarroa Bai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225571.67">
            <text:p>225571,67</text:p>
          </table:table-cell>
          <table:table-cell/>
          <table:table-cell office:value-type="float" office:value="71154.41">
            <text:p>71154,41</text:p>
          </table:table-cell>
          <table:table-cell office:value-type="float" office:value="613344">
            <text:p>613344</text:p>
          </table:table-cell>
          <table:table-cell office:value-type="float" office:value="45368.44">
            <text:p>45368,4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Partido Nacionalista Vasc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1195806.42">
            <text:p>1195806,42</text:p>
          </table:table-cell>
          <table:table-cell office:value-type="float" office:value="2722676.56">
            <text:p>2722676,56</text:p>
          </table:table-cell>
          <table:table-cell office:value-type="float" office:value="484484.04">
            <text:p>484484,04</text:p>
          </table:table-cell>
          <table:table-cell office:value-type="float" office:value="1122209.31">
            <text:p>1122209,31</text:p>
          </table:table-cell>
          <table:table-cell office:value-type="float" office:value="2760941.04">
            <text:p>2760941,0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Partido Popular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35811529.68">
            <text:p>35811529,68</text:p>
          </table:table-cell>
          <table:table-cell office:value-type="float" office:value="3090225.01">
            <text:p>3090225,01</text:p>
          </table:table-cell>
          <table:table-cell office:value-type="float" office:value="6548949">
            <text:p>6548949</text:p>
          </table:table-cell>
          <table:table-cell office:value-type="float" office:value="22833601.2">
            <text:p>22833601,2</text:p>
          </table:table-cell>
          <table:table-cell office:value-type="float" office:value="17438235.78">
            <text:p>17438235,7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Partido Socialista Obrero Español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33898935.87">
            <text:p>33898935,87</text:p>
          </table:table-cell>
          <table:table-cell office:value-type="float" office:value="3523065.9">
            <text:p>3523065,9</text:p>
          </table:table-cell>
          <table:table-cell office:value-type="float" office:value="6480569.49">
            <text:p>6480569,49</text:p>
          </table:table-cell>
          <table:table-cell office:value-type="float" office:value="20194874.41">
            <text:p>20194874,41</text:p>
          </table:table-cell>
          <table:table-cell office:value-type="float" office:value="17095716.68">
            <text:p>17095716,6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Partit dels Socialistes de Cataluny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5939393.21">
            <text:p>5939393,21</text:p>
          </table:table-cell>
          <table:table-cell table:number-columns-repeated="2"/>
          <table:table-cell office:value-type="float" office:value="4631754.4">
            <text:p>4631754,4</text:p>
          </table:table-cell>
          <table:table-cell office:value-type="float" office:value="4231638.45">
            <text:p>4231638,4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Unió Democrática de Cataluny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414495.45">
            <text:p>414495,45</text:p>
          </table:table-cell>
          <table:table-cell table:number-columns-repeated="3"/>
          <table:table-cell office:value-type="float" office:value="41423.18">
            <text:p>41423,1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Unión del Pueblo Navarr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470223.98">
            <text:p>470223,98</text:p>
          </table:table-cell>
          <table:table-cell/>
          <table:table-cell office:value-type="float" office:value="80907.29">
            <text:p>80907,29</text:p>
          </table:table-cell>
          <table:table-cell office:value-type="float" office:value="1018510.43">
            <text:p>1018510,43</text:p>
          </table:table-cell>
          <table:table-cell office:value-type="float" office:value="71007.63">
            <text:p>71007,63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Unión Progreso y Democraci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788268.99">
            <text:p>788268,99</text:p>
          </table:table-cell>
          <table:table-cell office:value-type="float" office:value="50092.22">
            <text:p>50092,22</text:p>
          </table:table-cell>
          <table:table-cell office:value-type="float" office:value="71154.41">
            <text:p>71154,41</text:p>
          </table:table-cell>
          <table:table-cell office:value-type="float" office:value="82359.35">
            <text:p>82359,35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Grupo Mixt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table:number-columns-repeated="2"/>
          <table:table-cell office:value-type="float" office:value="517733.22">
            <text:p>517733,22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Grupo Senadores Nacionalista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table:number-columns-repeated="2"/>
          <table:table-cell office:value-type="float" office:value="287105.67">
            <text:p>287105,67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Otras formaciones con representación parlamentari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table:number-columns-repeated="2"/>
          <table:table-cell office:value-type="float" office:value="463761">
            <text:p>463761</text:p>
          </table:table-cell>
          <table:table-cell office:value-type="float" office:value="3452727.61">
            <text:p>3452727,61</text:p>
          </table:table-cell>
          <table:table-cell/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Aralar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/>
          <table:table-cell office:value-type="float" office:value="377245.21">
            <text:p>377245,21</text:p>
          </table:table-cell>
          <table:table-cell/>
          <table:table-cell office:value-type="float" office:value="369408">
            <text:p>369408</text:p>
          </table:table-cell>
          <table:table-cell office:value-type="float" office:value="122470.48">
            <text:p>122470,4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Bloque Nacionalista Galeg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652458.09">
            <text:p>652458,09</text:p>
          </table:table-cell>
          <table:table-cell/>
          <table:table-cell office:value-type="float" office:value="144777.92">
            <text:p>144777,92</text:p>
          </table:table-cell>
          <table:table-cell office:value-type="float" office:value="518455.08">
            <text:p>518455,08</text:p>
          </table:table-cell>
          <table:table-cell office:value-type="float" office:value="620451.04">
            <text:p>620451,0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oalición Canari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565083.51">
            <text:p>565083,51</text:p>
          </table:table-cell>
          <table:table-cell/>
          <table:table-cell office:value-type="float" office:value="144777.92">
            <text:p>144777,92</text:p>
          </table:table-cell>
          <table:table-cell office:value-type="float" office:value="672600">
            <text:p>672600</text:p>
          </table:table-cell>
          <table:table-cell office:value-type="float" office:value="903169.71">
            <text:p>903169,7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Convergencia Democrática de Cataluny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1861499.04">
            <text:p>1861499,04</text:p>
          </table:table-cell>
          <table:table-cell table:number-columns-repeated="3"/>
          <table:table-cell office:value-type="float" office:value="66371.34">
            <text:p>66371,3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Convergencia i Unió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127436.72">
            <text:p>127436,72</text:p>
          </table:table-cell>
          <table:table-cell/>
          <table:table-cell office:value-type="float" office:value="918772.2">
            <text:p>918772,2</text:p>
          </table:table-cell>
          <table:table-cell office:value-type="float" office:value="4778012.32">
            <text:p>4778012,32</text:p>
          </table:table-cell>
          <table:table-cell office:value-type="float" office:value="2645484.52">
            <text:p>2645484,5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Entesa Catalana de Progrè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table:number-columns-repeated="2"/>
          <table:table-cell office:value-type="float" office:value="543486.96">
            <text:p>543486,96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Esquerra Republicana de Cataluny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989699.41">
            <text:p>989699,41</text:p>
          </table:table-cell>
          <table:table-cell table:number-columns-repeated="2"/>
          <table:table-cell office:value-type="float" office:value="2213516.68">
            <text:p>2213516,68</text:p>
          </table:table-cell>
          <table:table-cell office:value-type="float" office:value="1398862.31">
            <text:p>1398862,3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Esquerra Unida- BLOC -VERDS -Izquierda Republicana: COMPROMÍS Pel País Valencià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/>
          <table:table-cell office:value-type="float" office:value="251500.82">
            <text:p>251500,82</text:p>
          </table:table-cell>
          <table:table-cell/>
          <table:table-cell office:value-type="float" office:value="380831.69">
            <text:p>380831,69</text:p>
          </table:table-cell>
          <table:table-cell/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Eusko Alkartasun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/>
          <table:table-cell office:value-type="float" office:value="131684.18">
            <text:p>131684,18</text:p>
          </table:table-cell>
          <table:table-cell/>
          <table:table-cell office:value-type="float" office:value="110026.93">
            <text:p>110026,93</text:p>
          </table:table-cell>
          <table:table-cell office:value-type="float" office:value="314389.37">
            <text:p>314389,3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Iniciativa per Catalunya-Verd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503832.38">
            <text:p>503832,38</text:p>
          </table:table-cell>
          <table:table-cell table:number-columns-repeated="2"/>
          <table:table-cell office:value-type="float" office:value="1415202.48">
            <text:p>1415202,48</text:p>
          </table:table-cell>
          <table:table-cell office:value-type="float" office:value="1369369.1">
            <text:p>1369369,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Izquierda Unid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1893923.32">
            <text:p>1893923,32</text:p>
          </table:table-cell>
          <table:table-cell office:value-type="float" office:value="211120.29">
            <text:p>211120,29</text:p>
          </table:table-cell>
          <table:table-cell/>
          <table:table-cell office:value-type="float" office:value="3201915.36">
            <text:p>3201915,36</text:p>
          </table:table-cell>
          <table:table-cell office:value-type="float" office:value="3997806.87">
            <text:p>3997806,8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Nafarroa Bai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225120.52">
            <text:p>225120,52</text:p>
          </table:table-cell>
          <table:table-cell/>
          <table:table-cell office:value-type="float" office:value="72388.92">
            <text:p>72388,92</text:p>
          </table:table-cell>
          <table:table-cell office:value-type="float" office:value="637824">
            <text:p>637824</text:p>
          </table:table-cell>
          <table:table-cell office:value-type="float" office:value="44570.51">
            <text:p>44570,5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Partido Nacionalista Vasc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1193414.78">
            <text:p>1193414,78</text:p>
          </table:table-cell>
          <table:table-cell office:value-type="float" office:value="2837336.22">
            <text:p>2837336,22</text:p>
          </table:table-cell>
          <table:table-cell office:value-type="float" office:value="485937.48">
            <text:p>485937,48</text:p>
          </table:table-cell>
          <table:table-cell office:value-type="float" office:value="1344417.49">
            <text:p>1344417,49</text:p>
          </table:table-cell>
          <table:table-cell office:value-type="float" office:value="2671982.66">
            <text:p>2671982,6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Partido Popular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35739905.46">
            <text:p>35739905,46</text:p>
          </table:table-cell>
          <table:table-cell office:value-type="float" office:value="2834525.48">
            <text:p>2834525,48</text:p>
          </table:table-cell>
          <table:table-cell office:value-type="float" office:value="6564211.88">
            <text:p>6564211,88</text:p>
          </table:table-cell>
          <table:table-cell office:value-type="float" office:value="21962842.6">
            <text:p>21962842,6</text:p>
          </table:table-cell>
          <table:table-cell office:value-type="float" office:value="17518460.14">
            <text:p>17518460,1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Partido Socialista Obrero Español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33831136.9">
            <text:p>33831136,9</text:p>
          </table:table-cell>
          <table:table-cell office:value-type="float" office:value="3458987.91">
            <text:p>3458987,91</text:p>
          </table:table-cell>
          <table:table-cell office:value-type="float" office:value="6509214.09">
            <text:p>6509214,09</text:p>
          </table:table-cell>
          <table:table-cell office:value-type="float" office:value="19908246.46">
            <text:p>19908246,46</text:p>
          </table:table-cell>
          <table:table-cell office:value-type="float" office:value="17834171.96">
            <text:p>17834171,9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Partit dels Socialistes de Cataluny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5927514.22">
            <text:p>5927514,22</text:p>
          </table:table-cell>
          <table:table-cell table:number-columns-repeated="2"/>
          <table:table-cell office:value-type="float" office:value="3673693.76">
            <text:p>3673693,76</text:p>
          </table:table-cell>
          <table:table-cell office:value-type="float" office:value="4130226.07">
            <text:p>4130226,0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Unió Democrática de Cataluny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620499.71">
            <text:p>620499,71</text:p>
          </table:table-cell>
          <table:table-cell table:number-columns-repeated="3"/>
          <table:table-cell office:value-type="float" office:value="30059.79">
            <text:p>30059,79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Unión del Pueblo Navarr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469283.52">
            <text:p>469283,52</text:p>
          </table:table-cell>
          <table:table-cell/>
          <table:table-cell office:value-type="float" office:value="72388.96">
            <text:p>72388,96</text:p>
          </table:table-cell>
          <table:table-cell office:value-type="float" office:value="1060128">
            <text:p>1060128</text:p>
          </table:table-cell>
          <table:table-cell office:value-type="float" office:value="66614.14">
            <text:p>66614,1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Unión Progreso y Democraci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786692.42">
            <text:p>786692,42</text:p>
          </table:table-cell>
          <table:table-cell office:value-type="float" office:value="53415.41">
            <text:p>53415,41</text:p>
          </table:table-cell>
          <table:table-cell office:value-type="float" office:value="72388.96">
            <text:p>72388,96</text:p>
          </table:table-cell>
          <table:table-cell office:value-type="float" office:value="110631.96">
            <text:p>110631,96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Grupo Mixt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table:number-columns-repeated="2"/>
          <table:table-cell office:value-type="float" office:value="496821.96">
            <text:p>496821,96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Grupo Senadores Nacionalista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table:number-columns-repeated="2"/>
          <table:table-cell office:value-type="float" office:value="286280.92">
            <text:p>286280,92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Otras formaciones con representación parlamentari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table:number-columns-repeated="2"/>
          <table:table-cell office:value-type="float" office:value="465152.28">
            <text:p>465152,28</text:p>
          </table:table-cell>
          <table:table-cell office:value-type="float" office:value="3100760.22">
            <text:p>3100760,22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Amaiur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156503.06">
            <text:p>156503,06</text:p>
          </table:table-cell>
          <table:table-cell/>
          <table:table-cell office:value-type="float" office:value="13647.1">
            <text:p>13647,1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Aralar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/>
          <table:table-cell office:value-type="float" office:value="377245.21">
            <text:p>377245,21</text:p>
          </table:table-cell>
          <table:table-cell/>
          <table:table-cell office:value-type="float" office:value="367808">
            <text:p>367808</text:p>
          </table:table-cell>
          <table:table-cell office:value-type="float" office:value="140449.68">
            <text:p>140449,6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Bloc Nacionalista Valenciá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table:number-columns-repeated="4"/>
          <table:table-cell office:value-type="float" office:value="102386">
            <text:p>102386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Bloc-Iniciativa-Verds: Coalició Compromí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/>
          <table:table-cell office:value-type="float" office:value="97976.3">
            <text:p>97976,3</text:p>
          </table:table-cell>
          <table:table-cell/>
          <table:table-cell office:value-type="float" office:value="220983.79">
            <text:p>220983,79</text:p>
          </table:table-cell>
          <table:table-cell office:value-type="float" office:value="29513.43">
            <text:p>29513,43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Bloc-Iniciativa-Verds-Equo-Coalició Compromí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43763.94">
            <text:p>43763,94</text:p>
          </table:table-cell>
          <table:table-cell/>
          <table:table-cell office:value-type="float" office:value="1996.6">
            <text:p>1996,6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Bloque Nacionalista Galeg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657226.52">
            <text:p>657226,52</text:p>
          </table:table-cell>
          <table:table-cell/>
          <table:table-cell office:value-type="float" office:value="129139.99">
            <text:p>129139,99</text:p>
          </table:table-cell>
          <table:table-cell office:value-type="float" office:value="518455.08">
            <text:p>518455,08</text:p>
          </table:table-cell>
          <table:table-cell office:value-type="float" office:value="557019.2">
            <text:p>557019,2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Chunta Aragonesist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20899.95">
            <text:p>20899,95</text:p>
          </table:table-cell>
          <table:table-cell table:number-columns-repeated="2"/>
          <table:table-cell office:value-type="float" office:value="328388.07">
            <text:p>328388,07</text:p>
          </table:table-cell>
          <table:table-cell office:value-type="float" office:value="125524.22">
            <text:p>125524,2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Coalición Canari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567384.06">
            <text:p>567384,06</text:p>
          </table:table-cell>
          <table:table-cell/>
          <table:table-cell office:value-type="float" office:value="129139.99">
            <text:p>129139,99</text:p>
          </table:table-cell>
          <table:table-cell office:value-type="float" office:value="649605">
            <text:p>649605</text:p>
          </table:table-cell>
          <table:table-cell office:value-type="float" office:value="942049.49">
            <text:p>942049,49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Convergencia Democrática de Cataluny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1982488.22">
            <text:p>1982488,22</text:p>
          </table:table-cell>
          <table:table-cell table:number-columns-repeated="3"/>
          <table:table-cell office:value-type="float" office:value="203866.3">
            <text:p>203866,3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Convergencia i Unió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135719.5">
            <text:p>135719,5</text:p>
          </table:table-cell>
          <table:table-cell/>
          <table:table-cell office:value-type="float" office:value="902665.99">
            <text:p>902665,99</text:p>
          </table:table-cell>
          <table:table-cell office:value-type="float" office:value="7924504.52">
            <text:p>7924504,52</text:p>
          </table:table-cell>
          <table:table-cell office:value-type="float" office:value="2559172.68">
            <text:p>2559172,6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Entesa Catalana de Progrè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table:number-columns-repeated="2"/>
          <table:table-cell office:value-type="float" office:value="472768.7">
            <text:p>472768,7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Entesa pel Progres de Cataluny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table:number-columns-repeated="2"/>
          <table:table-cell office:value-type="float" office:value="20461.29">
            <text:p>20461,29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Esquerra Republicana de Cataluny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990499">
            <text:p>990499</text:p>
          </table:table-cell>
          <table:table-cell/>
          <table:table-cell office:value-type="float" office:value="4344.32">
            <text:p>4344,32</text:p>
          </table:table-cell>
          <table:table-cell office:value-type="float" office:value="1900039.63">
            <text:p>1900039,63</text:p>
          </table:table-cell>
          <table:table-cell office:value-type="float" office:value="1085760.16">
            <text:p>1085760,16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Esquerra Unida- BLOC -VERDS -Izquierda Republicana: COMPROMÍS Pel País Valencià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/>
          <table:table-cell office:value-type="float" office:value="69095.12">
            <text:p>69095,12</text:p>
          </table:table-cell>
          <table:table-cell/>
          <table:table-cell office:value-type="float" office:value="173799.35">
            <text:p>173799,35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Eusko Alkartasun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/>
          <table:table-cell office:value-type="float" office:value="117675.23">
            <text:p>117675,23</text:p>
          </table:table-cell>
          <table:table-cell/>
          <table:table-cell office:value-type="float" office:value="110231.96">
            <text:p>110231,96</text:p>
          </table:table-cell>
          <table:table-cell office:value-type="float" office:value="140945.69">
            <text:p>140945,6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Foro de Ciudadano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36630.47">
            <text:p>36630,47</text:p>
          </table:table-cell>
          <table:table-cell table:number-columns-repeated="2"/>
          <table:table-cell office:value-type="float" office:value="468278.43">
            <text:p>468278,43</text:p>
          </table:table-cell>
          <table:table-cell office:value-type="float" office:value="158159.28">
            <text:p>158159,2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Geroa Bai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20874.6">
            <text:p>20874,6</text:p>
          </table:table-cell>
          <table:table-cell/>
          <table:table-cell office:value-type="float" office:value="1996.6">
            <text:p>1996,6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Iniciativa per Catalunya-Verd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558968.07">
            <text:p>558968,07</text:p>
          </table:table-cell>
          <table:table-cell table:number-columns-repeated="2"/>
          <table:table-cell office:value-type="float" office:value="1792325.63">
            <text:p>1792325,63</text:p>
          </table:table-cell>
          <table:table-cell office:value-type="float" office:value="1017465.19">
            <text:p>1017465,1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Izquierda Unid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2147659.34">
            <text:p>2147659,34</text:p>
          </table:table-cell>
          <table:table-cell office:value-type="float" office:value="263114.89">
            <text:p>263114,89</text:p>
          </table:table-cell>
          <table:table-cell office:value-type="float" office:value="29663.94">
            <text:p>29663,94</text:p>
          </table:table-cell>
          <table:table-cell office:value-type="float" office:value="3271795.33">
            <text:p>3271795,33</text:p>
          </table:table-cell>
          <table:table-cell office:value-type="float" office:value="3288117.19">
            <text:p>3288117,19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Nafarroa Bai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202908.69">
            <text:p>202908,69</text:p>
          </table:table-cell>
          <table:table-cell/>
          <table:table-cell office:value-type="float" office:value="62573.4">
            <text:p>62573,4</text:p>
          </table:table-cell>
          <table:table-cell office:value-type="float" office:value="290564.27">
            <text:p>290564,27</text:p>
          </table:table-cell>
          <table:table-cell office:value-type="float" office:value="40941.68">
            <text:p>40941,6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artido Aragoné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41761.77">
            <text:p>41761,77</text:p>
          </table:table-cell>
          <table:table-cell table:number-columns-repeated="2"/>
          <table:table-cell office:value-type="float" office:value="448773.51">
            <text:p>448773,51</text:p>
          </table:table-cell>
          <table:table-cell office:value-type="float" office:value="167625.82">
            <text:p>167625,8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artido Nacionalista Vasc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1211031.7">
            <text:p>1211031,7</text:p>
          </table:table-cell>
          <table:table-cell office:value-type="float" office:value="2535491.94">
            <text:p>2535491,94</text:p>
          </table:table-cell>
          <table:table-cell office:value-type="float" office:value="470691.49">
            <text:p>470691,49</text:p>
          </table:table-cell>
          <table:table-cell office:value-type="float" office:value="1332720">
            <text:p>1332720</text:p>
          </table:table-cell>
          <table:table-cell office:value-type="float" office:value="2446660.38">
            <text:p>2446660,3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artido Popular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36823386.29">
            <text:p>36823386,29</text:p>
          </table:table-cell>
          <table:table-cell office:value-type="float" office:value="2195748.59">
            <text:p>2195748,59</text:p>
          </table:table-cell>
          <table:table-cell office:value-type="float" office:value="6317143.18">
            <text:p>6317143,18</text:p>
          </table:table-cell>
          <table:table-cell office:value-type="float" office:value="23367279.64">
            <text:p>23367279,64</text:p>
          </table:table-cell>
          <table:table-cell office:value-type="float" office:value="17822757.05">
            <text:p>17822757,0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artido Socialista Obrero Español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33051886.63">
            <text:p>33051886,63</text:p>
          </table:table-cell>
          <table:table-cell office:value-type="float" office:value="2795237.36">
            <text:p>2795237,36</text:p>
          </table:table-cell>
          <table:table-cell office:value-type="float" office:value="6058131.22">
            <text:p>6058131,22</text:p>
          </table:table-cell>
          <table:table-cell office:value-type="float" office:value="18702616.18">
            <text:p>18702616,18</text:p>
          </table:table-cell>
          <table:table-cell office:value-type="float" office:value="15153967.09">
            <text:p>15153967,09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Partit dels Socialistes de Cataluny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5725686.96">
            <text:p>5725686,96</text:p>
          </table:table-cell>
          <table:table-cell table:number-columns-repeated="2"/>
          <table:table-cell office:value-type="float" office:value="4030287.19">
            <text:p>4030287,19</text:p>
          </table:table-cell>
          <table:table-cell office:value-type="float" office:value="3707929.56">
            <text:p>3707929,56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Unió Democrática de Cataluny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660829.41">
            <text:p>660829,41</text:p>
          </table:table-cell>
          <table:table-cell table:number-columns-repeated="3"/>
          <table:table-cell office:value-type="float" office:value="78364.32">
            <text:p>78364,3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Unión del Pueblo Navarr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476241.2">
            <text:p>476241,2</text:p>
          </table:table-cell>
          <table:table-cell/>
          <table:table-cell office:value-type="float" office:value="94459.01">
            <text:p>94459,01</text:p>
          </table:table-cell>
          <table:table-cell office:value-type="float" office:value="976701.05">
            <text:p>976701,05</text:p>
          </table:table-cell>
          <table:table-cell office:value-type="float" office:value="67108.48">
            <text:p>67108,4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Unión Progreso y Democraci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office:value-type="float" office:value="1070570.89">
            <text:p>1070570,89</text:p>
          </table:table-cell>
          <table:table-cell office:value-type="float" office:value="53415.41">
            <text:p>53415,41</text:p>
          </table:table-cell>
          <table:table-cell office:value-type="float" office:value="85655.39">
            <text:p>85655,39</text:p>
          </table:table-cell>
          <table:table-cell office:value-type="float" office:value="476114.45">
            <text:p>476114,45</text:p>
          </table:table-cell>
          <table:table-cell office:value-type="float" office:value="192107.68">
            <text:p>192107,6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Grupo Mixt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table:number-columns-repeated="2"/>
          <table:table-cell office:value-type="float" office:value="440910.54">
            <text:p>440910,54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Grupo Senadores Nacionalista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table:number-columns-repeated="2"/>
          <table:table-cell office:value-type="float" office:value="266151.43">
            <text:p>266151,43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Otras formaciones con representación parlamentari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Funcionamiento Ordinario</text:p>
          </table:table-cell>
          <table:table-cell table:number-columns-repeated="2"/>
          <table:table-cell office:value-type="float" office:value="419799.63">
            <text:p>419799,63</text:p>
          </table:table-cell>
          <table:table-cell office:value-type="float" office:value="3827528.74">
            <text:p>3827528,74</text:p>
          </table:table-cell>
          <table:table-cell/>
        </table:table-row>
        <table:table-row table:style-name="ro1" table:number-rows-repeated="104849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ublica_electoral" table:style-name="ta1">
        <table:table-column table:style-name="co1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7" table:default-cell-style-name="Default"/>
        <table:table-row table:style-name="ro2">
          <table:table-cell office:value-type="string">
            <text:p>Año</text:p>
          </table:table-cell>
          <table:table-cell office:value-type="string">
            <text:p>Formaciones políticas</text:p>
          </table:table-cell>
          <table:table-cell office:value-type="string">
            <text:p>Origen</text:p>
          </table:table-cell>
          <table:table-cell office:value-type="string">
            <text:p>Fuente</text:p>
          </table:table-cell>
          <table:table-cell office:value-type="string">
            <text:p>Tipo</text:p>
          </table:table-cell>
          <table:table-cell office:value-type="string">
            <text:p>Parlamento <text:s/>de Cataluña 01/11/2006</text:p>
          </table:table-cell>
          <table:table-cell office:value-type="string">
            <text:p>Elecciones Locales 27/05/2007</text:p>
          </table:table-cell>
          <table:table-cell office:value-type="string">
            <text:p>Parlamento de Andalucía 09/03/2008</text:p>
          </table:table-cell>
          <table:table-cell office:value-type="string">
            <text:p>Parlamento de Galicia 01/03/2009</text:p>
          </table:table-cell>
          <table:table-cell office:value-type="string">
            <text:p>Parlamento Vasco 01/03/2009</text:p>
          </table:table-cell>
          <table:table-cell office:value-type="string">
            <text:p>Parlamento Europeo 07/06/2009</text:p>
          </table:table-cell>
          <table:table-cell office:value-type="string">
            <text:p>Elecciones Locales 27/05/2007</text:p>
          </table:table-cell>
          <table:table-cell office:value-type="string">
            <text:p>Elecciones Generales 09/03/2008</text:p>
          </table:table-cell>
          <table:table-cell office:value-type="string">
            <text:p>Parlamento <text:s/>de Cataluña 28/11/2010</text:p>
          </table:table-cell>
          <table:table-cell office:value-type="string">
            <text:p>Parlamento de Cataluña 28/11/2010</text:p>
          </table:table-cell>
          <table:table-cell office:value-type="string">
            <text:p>Elecciones Locales 22/05/2011</text:p>
          </table:table-cell>
          <table:table-cell office:value-type="string">
            <text:p>Elecciones Autonómicas 22/05/2011</text:p>
          </table:table-cell>
          <table:table-cell office:value-type="string">
            <text:p>Elecciones Generales 22/11/201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Aralar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/>
          <table:table-cell office:value-type="float" office:value="16239.28">
            <text:p>16239,28</text:p>
          </table:table-cell>
          <table:table-cell table:number-columns-repeated="2"/>
          <table:table-cell office:value-type="float" office:value="500619.54">
            <text:p>500619,54</text:p>
          </table:table-cell>
          <table:table-cell table:number-columns-repeated="8"/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Bloque Nacionalista Galeg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/>
          <table:table-cell office:value-type="float" office:value="81961.95">
            <text:p>81961,95</text:p>
          </table:table-cell>
          <table:table-cell/>
          <table:table-cell office:value-type="float" office:value="957531.76">
            <text:p>957531,76</text:p>
          </table:table-cell>
          <table:table-cell table:number-columns-repeated="9"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Coalición Canari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/>
          <table:table-cell office:value-type="float" office:value="157800.55">
            <text:p>157800,55</text:p>
          </table:table-cell>
          <table:table-cell table:number-columns-repeated="11"/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Convergencia i Unió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office:value-type="float" office:value="255066.14">
            <text:p>255066,14</text:p>
          </table:table-cell>
          <table:table-cell office:value-type="float" office:value="218240.11">
            <text:p>218240,11</text:p>
          </table:table-cell>
          <table:table-cell table:number-columns-repeated="11"/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usko Alkartasun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/>
          <table:table-cell office:value-type="float" office:value="46862.4">
            <text:p>46862,4</text:p>
          </table:table-cell>
          <table:table-cell table:number-columns-repeated="2"/>
          <table:table-cell office:value-type="float" office:value="200586.59">
            <text:p>200586,59</text:p>
          </table:table-cell>
          <table:table-cell table:number-columns-repeated="8"/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ntesa Catalana de Progrè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/>
          <table:table-cell office:value-type="float" office:value="94.13">
            <text:p>94,13</text:p>
          </table:table-cell>
          <table:table-cell table:number-columns-repeated="11"/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squerra Republicana de Cataluny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office:value-type="float" office:value="168943.5">
            <text:p>168943,5</text:p>
          </table:table-cell>
          <table:table-cell office:value-type="float" office:value="127105.45">
            <text:p>127105,45</text:p>
          </table:table-cell>
          <table:table-cell table:number-columns-repeated="11"/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Iniciativa per Catalunya-Verd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office:value-type="float" office:value="142998.98">
            <text:p>142998,98</text:p>
          </table:table-cell>
          <table:table-cell office:value-type="float" office:value="26023.14">
            <text:p>26023,14</text:p>
          </table:table-cell>
          <table:table-cell table:number-columns-repeated="11"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Izquierda Unid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/>
          <table:table-cell office:value-type="float" office:value="414738.42">
            <text:p>414738,42</text:p>
          </table:table-cell>
          <table:table-cell office:value-type="float" office:value="750676.63">
            <text:p>750676,63</text:p>
          </table:table-cell>
          <table:table-cell/>
          <table:table-cell office:value-type="float" office:value="194861.73">
            <text:p>194861,73</text:p>
          </table:table-cell>
          <table:table-cell table:number-columns-repeated="8"/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Izquierda Unida- Iniciativa per Catalunya Verds - Esquerra Unidad i Alternativa - Blouqe por Asturies: La Izquierd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5"/>
          <table:table-cell office:value-type="float" office:value="1830590.63">
            <text:p>1830590,63</text:p>
          </table:table-cell>
          <table:table-cell table:number-columns-repeated="7"/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Nafarroa Bai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/>
          <table:table-cell office:value-type="float" office:value="22038.95">
            <text:p>22038,95</text:p>
          </table:table-cell>
          <table:table-cell table:number-columns-repeated="11"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Partido Nacionalista Vasc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/>
          <table:table-cell office:value-type="float" office:value="61236.63">
            <text:p>61236,63</text:p>
          </table:table-cell>
          <table:table-cell table:number-columns-repeated="2"/>
          <table:table-cell office:value-type="float" office:value="1561643.66">
            <text:p>1561643,66</text:p>
          </table:table-cell>
          <table:table-cell table:number-columns-repeated="8"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Partido Popular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office:value-type="float" office:value="148734.18">
            <text:p>148734,18</text:p>
          </table:table-cell>
          <table:table-cell office:value-type="float" office:value="2291173.06">
            <text:p>2291173,06</text:p>
          </table:table-cell>
          <table:table-cell office:value-type="float" office:value="397664.01">
            <text:p>397664,01</text:p>
          </table:table-cell>
          <table:table-cell office:value-type="float" office:value="1652185.53">
            <text:p>1652185,53</text:p>
          </table:table-cell>
          <table:table-cell office:value-type="float" office:value="944518">
            <text:p>944518</text:p>
          </table:table-cell>
          <table:table-cell office:value-type="float" office:value="11847753.45">
            <text:p>11847753,45</text:p>
          </table:table-cell>
          <table:table-cell table:number-columns-repeated="7"/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Partit dels Socialistes de Cataluny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office:value-type="float" office:value="212507.46">
            <text:p>212507,46</text:p>
          </table:table-cell>
          <table:table-cell office:value-type="float" office:value="389370.54">
            <text:p>389370,54</text:p>
          </table:table-cell>
          <table:table-cell table:number-columns-repeated="11"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Partido Socialista Obrero Español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/>
          <table:table-cell office:value-type="float" office:value="1486366.66">
            <text:p>1486366,66</text:p>
          </table:table-cell>
          <table:table-cell office:value-type="float" office:value="398973.69">
            <text:p>398973,69</text:p>
          </table:table-cell>
          <table:table-cell office:value-type="float" office:value="1253365.25">
            <text:p>1253365,25</text:p>
          </table:table-cell>
          <table:table-cell office:value-type="float" office:value="1388264.24">
            <text:p>1388264,24</text:p>
          </table:table-cell>
          <table:table-cell office:value-type="float" office:value="11311226.92">
            <text:p>11311226,92</text:p>
          </table:table-cell>
          <table:table-cell table:number-columns-repeated="7"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Unión del Pueblo Navarr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/>
          <table:table-cell office:value-type="float" office:value="22210.07">
            <text:p>22210,07</text:p>
          </table:table-cell>
          <table:table-cell table:number-columns-repeated="11"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Unión Progreso y Democraci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4"/>
          <table:table-cell office:value-type="float" office:value="100402.31">
            <text:p>100402,31</text:p>
          </table:table-cell>
          <table:table-cell office:value-type="float" office:value="715768.49">
            <text:p>715768,49</text:p>
          </table:table-cell>
          <table:table-cell table:number-columns-repeated="7"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Otras formacione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office:value-type="float" office:value="22008.1">
            <text:p>22008,1</text:p>
          </table:table-cell>
          <table:table-cell office:value-type="float" office:value="413443.35">
            <text:p>413443,35</text:p>
          </table:table-cell>
          <table:table-cell table:number-columns-repeated="3"/>
          <table:table-cell office:value-type="float" office:value="3269323.28">
            <text:p>3269323,28</text:p>
          </table:table-cell>
          <table:table-cell table:number-columns-repeated="7"/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Bloque Nacionalista Galeg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7"/>
          <table:table-cell office:value-type="float" office:value="68021.75">
            <text:p>68021,75</text:p>
          </table:table-cell>
          <table:table-cell table:number-columns-repeated="5"/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Convergencia i Unió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7"/>
          <table:table-cell office:value-type="float" office:value="230252.5">
            <text:p>230252,5</text:p>
          </table:table-cell>
          <table:table-cell office:value-type="float" office:value="765198.41">
            <text:p>765198,41</text:p>
          </table:table-cell>
          <table:table-cell table:number-columns-repeated="4"/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Entesa Catalana de Progrè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7"/>
          <table:table-cell office:value-type="float" office:value="576400.91">
            <text:p>576400,91</text:p>
          </table:table-cell>
          <table:table-cell table:number-columns-repeated="5"/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Esquerra Republicana de Cataluny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7"/>
          <table:table-cell office:value-type="float" office:value="125057.55">
            <text:p>125057,55</text:p>
          </table:table-cell>
          <table:table-cell office:value-type="float" office:value="506830.5">
            <text:p>506830,5</text:p>
          </table:table-cell>
          <table:table-cell table:number-columns-repeated="4"/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Iniciativa per Catalunya-Verd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7"/>
          <table:table-cell office:value-type="float" office:value="47415.86">
            <text:p>47415,86</text:p>
          </table:table-cell>
          <table:table-cell office:value-type="float" office:value="428996.94">
            <text:p>428996,94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Izquierda Unid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7"/>
          <table:table-cell office:value-type="float" office:value="562863.71">
            <text:p>562863,71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Partido Nacionalista Vasc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7"/>
          <table:table-cell office:value-type="float" office:value="87289.99">
            <text:p>87289,99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Partido Popular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7"/>
          <table:table-cell office:value-type="float" office:value="3080082.64">
            <text:p>3080082,64</text:p>
          </table:table-cell>
          <table:table-cell office:value-type="float" office:value="447007.38">
            <text:p>447007,38</text:p>
          </table:table-cell>
          <table:table-cell table:number-columns-repeated="4"/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Partit dels Socialistes de Cataluny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7"/>
          <table:table-cell office:value-type="float" office:value="542699.34">
            <text:p>542699,34</text:p>
          </table:table-cell>
          <table:table-cell office:value-type="float" office:value="671308.6">
            <text:p>671308,6</text:p>
          </table:table-cell>
          <table:table-cell table:number-columns-repeated="4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Partido Socialista Obrero Español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7"/>
          <table:table-cell office:value-type="float" office:value="1933313.35">
            <text:p>1933313,35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Unión del Pueblo Navarr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7"/>
          <table:table-cell office:value-type="float" office:value="60924.3">
            <text:p>60924,3</text:p>
          </table:table-cell>
          <table:table-cell table:number-columns-repeated="5"/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Unión Progreso y Democraci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7"/>
          <table:table-cell office:value-type="float" office:value="23849.31">
            <text:p>23849,31</text:p>
          </table:table-cell>
          <table:table-cell table:number-columns-repeated="5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Aralar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10"/>
          <table:table-cell office:value-type="float" office:value="12098.84">
            <text:p>12098,84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Bloque Nacionalista Galeg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10"/>
          <table:table-cell office:value-type="float" office:value="245885.84">
            <text:p>245885,84</text:p>
          </table:table-cell>
          <table:table-cell/>
          <table:table-cell office:value-type="float" office:value="215493.13">
            <text:p>215493,1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Coalición Canari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10"/>
          <table:table-cell office:value-type="float" office:value="298990.01">
            <text:p>298990,01</text:p>
          </table:table-cell>
          <table:table-cell office:value-type="float" office:value="486554.73">
            <text:p>486554,73</text:p>
          </table:table-cell>
          <table:table-cell office:value-type="float" office:value="24036.31">
            <text:p>24036,31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Chunta Aragonesist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10"/>
          <table:table-cell office:value-type="float" office:value="197315.98">
            <text:p>197315,98</text:p>
          </table:table-cell>
          <table:table-cell office:value-type="float" office:value="75185">
            <text:p>75185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Convergencia i Unió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9"/>
          <table:table-cell office:value-type="float" office:value="2194360.94">
            <text:p>2194360,94</text:p>
          </table:table-cell>
          <table:table-cell office:value-type="float" office:value="681379.26">
            <text:p>681379,26</text:p>
          </table:table-cell>
          <table:table-cell/>
          <table:table-cell office:value-type="float" office:value="691330.73">
            <text:p>691330,73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Eusko Alkartasun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10"/>
          <table:table-cell office:value-type="float" office:value="117404.34">
            <text:p>117404,34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Esquerra Republicana de Cataluny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9"/>
          <table:table-cell office:value-type="float" office:value="837963.86">
            <text:p>837963,86</text:p>
          </table:table-cell>
          <table:table-cell office:value-type="float" office:value="1068316.08">
            <text:p>1068316,08</text:p>
          </table:table-cell>
          <table:table-cell/>
          <table:table-cell office:value-type="float" office:value="401505.56">
            <text:p>401505,5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Foro de Ciudadano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10"/>
          <table:table-cell office:value-type="float" office:value="211112.16">
            <text:p>211112,16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Iniciativa per Catalunya-Verd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9"/>
          <table:table-cell office:value-type="float" office:value="859607.03">
            <text:p>859607,03</text:p>
          </table:table-cell>
          <table:table-cell office:value-type="float" office:value="893979.12">
            <text:p>893979,12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Izquierda Unid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10"/>
          <table:table-cell office:value-type="float" office:value="4316251.46">
            <text:p>4316251,46</text:p>
          </table:table-cell>
          <table:table-cell office:value-type="float" office:value="540556.82">
            <text:p>540556,82</text:p>
          </table:table-cell>
          <table:table-cell office:value-type="float" office:value="2230293.88">
            <text:p>2230293,8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Nafarroa Bai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11"/>
          <table:table-cell office:value-type="float" office:value="242603.22">
            <text:p>242603,22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artido Aragoné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10"/>
          <table:table-cell office:value-type="float" office:value="230764.16">
            <text:p>230764,16</text:p>
          </table:table-cell>
          <table:table-cell office:value-type="float" office:value="95176.17">
            <text:p>95176,17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artido Nacionalista Vasc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10"/>
          <table:table-cell office:value-type="float" office:value="1324809.83">
            <text:p>1324809,83</text:p>
          </table:table-cell>
          <table:table-cell/>
          <table:table-cell office:value-type="float" office:value="261870.53">
            <text:p>261870,5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artido Popular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9"/>
          <table:table-cell office:value-type="float" office:value="1157540.2">
            <text:p>1157540,2</text:p>
          </table:table-cell>
          <table:table-cell office:value-type="float" office:value="15273373.82">
            <text:p>15273373,82</text:p>
          </table:table-cell>
          <table:table-cell office:value-type="float" office:value="4017039.26">
            <text:p>4017039,26</text:p>
          </table:table-cell>
          <table:table-cell office:value-type="float" office:value="6842720.33">
            <text:p>6842720,33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Partit dels Socialistes de Cataluny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9"/>
          <table:table-cell office:value-type="float" office:value="1243088.2">
            <text:p>1243088,2</text:p>
          </table:table-cell>
          <table:table-cell office:value-type="float" office:value="1695096.82">
            <text:p>1695096,82</text:p>
          </table:table-cell>
          <table:table-cell/>
          <table:table-cell office:value-type="float" office:value="887545.54">
            <text:p>887545,5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artido Socialista Obrero Español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10"/>
          <table:table-cell office:value-type="float" office:value="13924619.22">
            <text:p>13924619,22</text:p>
          </table:table-cell>
          <table:table-cell office:value-type="float" office:value="3610131.33">
            <text:p>3610131,33</text:p>
          </table:table-cell>
          <table:table-cell office:value-type="float" office:value="5785144.82">
            <text:p>5785144,8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Unión del Pueblo Navarro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10"/>
          <table:table-cell office:value-type="float" office:value="105358.37">
            <text:p>105358,37</text:p>
          </table:table-cell>
          <table:table-cell office:value-type="float" office:value="409851.56">
            <text:p>409851,56</text:p>
          </table:table-cell>
          <table:table-cell office:value-type="float" office:value="96196.24">
            <text:p>96196,2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Unión Progreso y Democracia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10"/>
          <table:table-cell office:value-type="float" office:value="361224.83">
            <text:p>361224,83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Otras formaciones</text:p>
          </table:table-cell>
          <table:table-cell office:value-type="string">
            <text:p>Pública</text:p>
          </table:table-cell>
          <table:table-cell office:value-type="string">
            <text:p>Subvención</text:p>
          </table:table-cell>
          <table:table-cell office:value-type="string">
            <text:p>Electoral</text:p>
          </table:table-cell>
          <table:table-cell table:number-columns-repeated="9"/>
          <table:table-cell office:value-type="float" office:value="214496.91">
            <text:p>214496,91</text:p>
          </table:table-cell>
          <table:table-cell office:value-type="float" office:value="1987543.51">
            <text:p>1987543,51</text:p>
          </table:table-cell>
          <table:table-cell office:value-type="float" office:value="481108.74">
            <text:p>481108,74</text:p>
          </table:table-cell>
          <table:table-cell office:value-type="float" office:value="743093.33">
            <text:p>743093,33</text:p>
          </table:table-cell>
        </table:table-row>
        <table:table-row table:style-name="ro1" table:number-rows-repeated="104851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rivada_total" table:style-name="ta1">
        <table:table-column table:style-name="co1" table:default-cell-style-name="Default"/>
        <table:table-column table:style-name="co18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Año</text:p>
          </table:table-cell>
          <table:table-cell office:value-type="string">
            <text:p>Formación Política</text:p>
          </table:table-cell>
          <table:table-cell office:value-type="string">
            <text:p>Origen</text:p>
          </table:table-cell>
          <table:table-cell office:value-type="string">
            <text:p>Fuente</text:p>
          </table:table-cell>
          <table:table-cell office:value-type="string">
            <text:p>Tipo</text:p>
          </table:table-cell>
          <table:table-cell office:value-type="string">
            <text:p>Ingresos financiación privada según registros contables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Aralar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365646.38">
            <text:p>365646,3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Bloque Nacionalista Galego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1933231.14">
            <text:p>1933231,1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Coalición Canari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342938.18">
            <text:p>342938,1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Convergencia Democrática de Cataluny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5797267.57">
            <text:p>5797267,5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Convergencia i Unió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59399.79">
            <text:p>59399,79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squerra Unida del País Valencià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231907.49">
            <text:p>231907,49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squerra Republicana de Cataluny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1254216.21">
            <text:p>1254216,2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squerra Unida- BLOC -VERDS -Izquierda Republicana: COMPROMÍS Pel País Valencià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38215.75">
            <text:p>38215,7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usko Alkartasun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686901.13">
            <text:p>686901,1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zker Batua-Berdeak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646634.69">
            <text:p>646634,69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Iniciativa per Catalunya-Verds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884179.48">
            <text:p>884179,4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Izquierda Unid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3272132.84">
            <text:p>3272132,8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Nafarroa Bai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4309.67">
            <text:p>4309,67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Partido Comunista de Españ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461781.97">
            <text:p>461781,97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Partido Nacionalista Vasco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4644503.19">
            <text:p>4644503,19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Partido Popular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12832226.03">
            <text:p>12832226,03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Partido Socialista Obrero Español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27461148.4">
            <text:p>27461148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Partit dels Socialistes de Cataluny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3313333.13">
            <text:p>3313333,1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Unió Democrática de Cataluny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520651.63">
            <text:p>520651,63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Unión del Pueblo Navarro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141768.04">
            <text:p>141768,0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Unión Progreso y Democraci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1015159.29">
            <text:p>1015159,29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Aralar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244992.27">
            <text:p>244992,2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Bloque Nacionalista Galego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2011477.85">
            <text:p>2011477,85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oalición Canari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271081.32">
            <text:p>271081,3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Convergencia Democrática de Cataluny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7002557.44">
            <text:p>7002557,4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Convergencia i Unió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13733.71">
            <text:p>13733,7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Esquerra Unida del País Valencià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217261.09">
            <text:p>217261,09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Esquerra Republicana de Cataluny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1103746.28">
            <text:p>1103746,2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Esquerra Unida- BLOC -VERDS -Izquierda Republicana: COMPROMÍS Pel País Valencià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40259.59">
            <text:p>40259,59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Eusko Alkartasun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369829.15">
            <text:p>369829,1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Ezker Batua-Berdeak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566228.45">
            <text:p>566228,4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Iniciativa per Catalunya-Verds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955107.93">
            <text:p>955107,93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Izquierda Unid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2926002.11">
            <text:p>2926002,1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Nafarroa Bai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1973.9">
            <text:p>1973,9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Partido Comunista de Españ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488741.12">
            <text:p>488741,1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Partido Nacionalista Vasco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7771604.94">
            <text:p>7771604,9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Partido Popular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13153252.42">
            <text:p>13153252,4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Partido Socialista Obrero Español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22870563.02">
            <text:p>22870563,0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Partit dels Socialistes de Cataluny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3195994.06">
            <text:p>3195994,0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Unió Democrática de Cataluny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1210320.69">
            <text:p>1210320,69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Unión del Pueblo Navarro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126243.78">
            <text:p>126243,78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Unión Progreso y Democraci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1158425.58">
            <text:p>1158425,5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Aralar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243308.7">
            <text:p>243308,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Bloque Nacionalista Galego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2101834.35">
            <text:p>2101834,3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Coalición Canari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250100.18">
            <text:p>250100,1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Convergencia Democrática de Cataluny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6047233.01">
            <text:p>6047233,01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Convergencia i Unió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3303.89">
            <text:p>3303,89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Esquerra Unida del País Valencià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307897.79">
            <text:p>307897,79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Esquerra Republicana de Cataluny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2427390.19">
            <text:p>2427390,19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Esquerra Unida- BLOC -VERDS -Izquierda Republicana: COMPROMÍS Pel País Valencià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21252.72">
            <text:p>21252,72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Eusko Alkartasun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460147.84">
            <text:p>460147,84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Ezker Batua-Berdeak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242124.37">
            <text:p>242124,3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Iniciativa per Catalunya-Verds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1257435.03">
            <text:p>1257435,0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Izquierda Unid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2860862.87">
            <text:p>2860862,8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Nafarroa Bai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1199.32">
            <text:p>1199,3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artido Comunista de Españ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563464.97">
            <text:p>563464,9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artido Nacionalista Vasco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7520822.69">
            <text:p>7520822,6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artido Popular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15999373.25">
            <text:p>15999373,2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artido Socialista Obrero Español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22773644.98">
            <text:p>22773644,9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Partit dels Socialistes de Cataluny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2765818.77">
            <text:p>2765818,7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Unió Democrática de Cataluny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1781502.27">
            <text:p>1781502,2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Unión del Pueblo Navarro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101413.97">
            <text:p>101413,9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Unión Progreso y Democracia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1268073.89">
            <text:p>1268073,89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Amaiur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Bloc-Iniciativa-Verds:Coalició Compromís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Bloc-Iniciativa-Verds-Equo-Coalició Compromís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Bloc Nacionalista de Valencia 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363666.37">
            <text:p>363666,3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Chunta Aragonesista 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387568.29">
            <text:p>387568,2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Foro de Ciudadanos 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486589.92">
            <text:p>486589,92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Geroa Bai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artido Aragonés</text:p>
          </table:table-cell>
          <table:table-cell table:number-columns-repeated="2" office:value-type="string">
            <text:p>Privada</text:p>
          </table:table-cell>
          <table:table-cell office:value-type="string">
            <text:p>Total</text:p>
          </table:table-cell>
          <table:table-cell office:value-type="float" office:value="304354.81">
            <text:p>304354,81</text:p>
          </table:table-cell>
        </table:table-row>
        <table:table-row table:style-name="ro1" table:number-rows-repeated="104850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ivada_cuotas_donaciones" table:style-name="ta1">
        <table:table-column table:style-name="co1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Formación Política</text:p>
          </table:table-cell>
          <table:table-cell office:value-type="string" calcext:value-type="string">
            <text:p>Origen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otal cuotas y aportaciones de afiliados, adheridos y simpatizantes</text:p>
          </table:table-cell>
          <table:table-cell office:value-type="string" calcext:value-type="string">
            <text:p>Total donacione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357526.34" calcext:value-type="float">
            <text:p>357526,34</text:p>
          </table:table-cell>
          <table:table-cell office:value-type="float" office:value="3000" calcext:value-type="float">
            <text:p>3000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685591.44" calcext:value-type="float">
            <text:p>685591,44</text:p>
          </table:table-cell>
          <table:table-cell office:value-type="float" office:value="305230.45" calcext:value-type="float">
            <text:p>305230,4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281684.25" calcext:value-type="float">
            <text:p>281684,25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2535913.87" calcext:value-type="float">
            <text:p>2535913,87</text:p>
          </table:table-cell>
          <table:table-cell office:value-type="float" office:value="387500" calcext:value-type="float">
            <text:p>387500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/>
          <table:table-cell office:value-type="float" office:value="3400" calcext:value-type="float">
            <text:p>3400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82754.56" calcext:value-type="float">
            <text:p>182754,56</text:p>
          </table:table-cell>
          <table:table-cell office:value-type="float" office:value="4507.5" calcext:value-type="float">
            <text:p>4507,5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135665.14" calcext:value-type="float">
            <text:p>1135665,14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504188.4" calcext:value-type="float">
            <text:p>504188,4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546006.37" calcext:value-type="float">
            <text:p>546006,37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251637" calcext:value-type="float">
            <text:p>251637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2238691.92" calcext:value-type="float">
            <text:p>2238691,92</text:p>
          </table:table-cell>
          <table:table-cell office:value-type="float" office:value="170789.54" calcext:value-type="float">
            <text:p>170789,54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88488.12" calcext:value-type="float">
            <text:p>88488,12</text:p>
          </table:table-cell>
          <table:table-cell office:value-type="float" office:value="18698.63" calcext:value-type="float">
            <text:p>18698,6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970215.87" calcext:value-type="float">
            <text:p>1970215,87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0732993.79" calcext:value-type="float">
            <text:p>10732993,79</text:p>
          </table:table-cell>
          <table:table-cell office:value-type="float" office:value="679820.18" calcext:value-type="float">
            <text:p>679820,1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7900436.31" calcext:value-type="float">
            <text:p>17900436,31</text:p>
          </table:table-cell>
          <table:table-cell office:value-type="float" office:value="2560532.94" calcext:value-type="float">
            <text:p>2560532,94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223399.84" calcext:value-type="float">
            <text:p>1223399,84</text:p>
          </table:table-cell>
          <table:table-cell office:value-type="float" office:value="1727923.26" calcext:value-type="float">
            <text:p>1727923,26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89750" calcext:value-type="float">
            <text:p>89750</text:p>
          </table:table-cell>
          <table:table-cell office:value-type="float" office:value="236500" calcext:value-type="float">
            <text:p>23650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79678" calcext:value-type="float">
            <text:p>79678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834347.01" calcext:value-type="float">
            <text:p>834347,01</text:p>
          </table:table-cell>
          <table:table-cell office:value-type="float" office:value="36456" calcext:value-type="float">
            <text:p>36456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243905.87" calcext:value-type="float">
            <text:p>243905,87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714582.38" calcext:value-type="float">
            <text:p>714582,38</text:p>
          </table:table-cell>
          <table:table-cell office:value-type="float" office:value="606551.42" calcext:value-type="float">
            <text:p>606551,4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269164.24" calcext:value-type="float">
            <text:p>269164,24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2903044.64" calcext:value-type="float">
            <text:p>2903044,64</text:p>
          </table:table-cell>
          <table:table-cell office:value-type="float" office:value="142254.99" calcext:value-type="float">
            <text:p>142254,99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80149.77" calcext:value-type="float">
            <text:p>180149,77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994904.56" calcext:value-type="float">
            <text:p>994904,56</text:p>
          </table:table-cell>
          <table:table-cell office:value-type="float" office:value="2412" calcext:value-type="float">
            <text:p>2412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227667.85" calcext:value-type="float">
            <text:p>227667,85</text:p>
          </table:table-cell>
          <table:table-cell office:value-type="float" office:value="2045.64" calcext:value-type="float">
            <text:p>2045,64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391948.15" calcext:value-type="float">
            <text:p>391948,15</text:p>
          </table:table-cell>
          <table:table-cell office:value-type="float" office:value="2880" calcext:value-type="float">
            <text:p>2880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298114.88" calcext:value-type="float">
            <text:p>298114,88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2183801.53" calcext:value-type="float">
            <text:p>2183801,53</text:p>
          </table:table-cell>
          <table:table-cell office:value-type="float" office:value="162712.99" calcext:value-type="float">
            <text:p>162712,99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54724.88" calcext:value-type="float">
            <text:p>154724,88</text:p>
          </table:table-cell>
          <table:table-cell office:value-type="float" office:value="23591" calcext:value-type="float">
            <text:p>2359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2236866.17" calcext:value-type="float">
            <text:p>2236866,17</text:p>
          </table:table-cell>
          <table:table-cell office:value-type="float" office:value="37245.62" calcext:value-type="float">
            <text:p>37245,6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1265509.89" calcext:value-type="float">
            <text:p>11265509,89</text:p>
          </table:table-cell>
          <table:table-cell office:value-type="float" office:value="537679.1" calcext:value-type="float">
            <text:p>537679,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6384495.37" calcext:value-type="float">
            <text:p>16384495,37</text:p>
          </table:table-cell>
          <table:table-cell office:value-type="float" office:value="3030914.83" calcext:value-type="float">
            <text:p>3030914,83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167830.39" calcext:value-type="float">
            <text:p>1167830,39</text:p>
          </table:table-cell>
          <table:table-cell office:value-type="float" office:value="1722971.67" calcext:value-type="float">
            <text:p>1722971,67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85650" calcext:value-type="float">
            <text:p>85650</text:p>
          </table:table-cell>
          <table:table-cell office:value-type="float" office:value="709000" calcext:value-type="float">
            <text:p>70900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72721" calcext:value-type="float">
            <text:p>7272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004875.5" calcext:value-type="float">
            <text:p>1004875,5</text:p>
          </table:table-cell>
          <table:table-cell office:value-type="float" office:value="42150" calcext:value-type="float">
            <text:p>42150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235229.28" calcext:value-type="float">
            <text:p>235229,28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913139.3" calcext:value-type="float">
            <text:p>913139,3</text:p>
          </table:table-cell>
          <table:table-cell office:value-type="float" office:value="497135.99" calcext:value-type="float">
            <text:p>497135,9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3115007.44" calcext:value-type="float">
            <text:p>3115007,44</text:p>
          </table:table-cell>
          <table:table-cell office:value-type="float" office:value="50484" calcext:value-type="float">
            <text:p>50484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224762.71" calcext:value-type="float">
            <text:p>224762,71</text:p>
          </table:table-cell>
          <table:table-cell office:value-type="float" office:value="6362.26" calcext:value-type="float">
            <text:p>6362,26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895158.62" calcext:value-type="float">
            <text:p>895158,62</text:p>
          </table:table-cell>
          <table:table-cell office:value-type="float" office:value="69676.83" calcext:value-type="float">
            <text:p>69676,83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346622.59" calcext:value-type="float">
            <text:p>346622,59</text:p>
          </table:table-cell>
          <table:table-cell office:value-type="float" office:value="2045.64" calcext:value-type="float">
            <text:p>2045,64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26787.09" calcext:value-type="float">
            <text:p>126787,09</text:p>
          </table:table-cell>
          <table:table-cell office:value-type="float" office:value="4240" calcext:value-type="float">
            <text:p>4240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247155.33" calcext:value-type="float">
            <text:p>247155,3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631873" calcext:value-type="float">
            <text:p>1631873</text:p>
          </table:table-cell>
          <table:table-cell office:value-type="float" office:value="123704.68" calcext:value-type="float">
            <text:p>123704,68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49374.94" calcext:value-type="float">
            <text:p>149374,94</text:p>
          </table:table-cell>
          <table:table-cell office:value-type="float" office:value="18553" calcext:value-type="float">
            <text:p>185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965435.73" calcext:value-type="float">
            <text:p>1965435,73</text:p>
          </table:table-cell>
          <table:table-cell office:value-type="float" office:value="120702.88" calcext:value-type="float">
            <text:p>120702,8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2078165.31" calcext:value-type="float">
            <text:p>12078165,31</text:p>
          </table:table-cell>
          <table:table-cell office:value-type="float" office:value="2145070.55" calcext:value-type="float">
            <text:p>2145070,5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8032378.04" calcext:value-type="float">
            <text:p>18032378,04</text:p>
          </table:table-cell>
          <table:table-cell office:value-type="float" office:value="2908251.86" calcext:value-type="float">
            <text:p>2908251,86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127244.95" calcext:value-type="float">
            <text:p>1127244,95</text:p>
          </table:table-cell>
          <table:table-cell office:value-type="float" office:value="1351846.46" calcext:value-type="float">
            <text:p>1351846,46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310075" calcext:value-type="float">
            <text:p>310075</text:p>
          </table:table-cell>
          <table:table-cell office:value-type="float" office:value="627450" calcext:value-type="float">
            <text:p>62745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70053" calcext:value-type="float">
            <text:p>7005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office:value-type="float" office:value="1039982.98" calcext:value-type="float">
            <text:p>1039982,98</text:p>
          </table:table-cell>
          <table:table-cell office:value-type="float" office:value="132232.82" calcext:value-type="float">
            <text:p>132232,82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table:style-name="ce2" office:value-type="string" calcext:value-type="string">
            <text:p>Cuotas y Donaciones</text:p>
          </table:table-cell>
          <table:table-cell table:number-columns-repeated="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table:style-name="ce2" office:value-type="string" calcext:value-type="string">
            <text:p>Cuotas y Donaciones</text:p>
          </table:table-cell>
          <table:table-cell table:number-columns-repeated="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table:style-name="ce2" office:value-type="string" calcext:value-type="string">
            <text:p>Cuotas y Donaciones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 Nacionalista de Valenci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table:style-name="ce2" office:value-type="string" calcext:value-type="string">
            <text:p>Cuotas y Donaciones</text:p>
          </table:table-cell>
          <table:table-cell office:value-type="float" office:value="314342.94" calcext:value-type="float">
            <text:p>314342,94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table:style-name="ce2" office:value-type="string" calcext:value-type="string">
            <text:p>Cuotas y Donaciones</text:p>
          </table:table-cell>
          <table:table-cell office:value-type="float" office:value="185077.64" calcext:value-type="float">
            <text:p>185077,64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table:style-name="ce2" office:value-type="string" calcext:value-type="string">
            <text:p>Cuotas y Donaciones</text:p>
          </table:table-cell>
          <table:table-cell office:value-type="float" office:value="154168.05" calcext:value-type="float">
            <text:p>154168,05</text:p>
          </table:table-cell>
          <table:table-cell office:value-type="float" office:value="311212.67" calcext:value-type="float">
            <text:p>311212,67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table:style-name="ce2" office:value-type="string" calcext:value-type="string">
            <text:p>Cuotas y Donaciones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table:style-name="ce2" office:value-type="string" calcext:value-type="string">
            <text:p>Cuotas y Donaciones</text:p>
          </table:table-cell>
          <table:table-cell office:value-type="float" office:value="107658.13" calcext:value-type="float">
            <text:p>107658,13</text:p>
          </table:table-cell>
          <table:table-cell office:value-type="float" office:value="144580" calcext:value-type="float">
            <text:p>144580</text:p>
          </table:table-cell>
        </table:table-row>
        <table:table-row table:style-name="ro1" table:number-rows-repeated="104850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ivada_creditos" table:style-name="ta1"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Formación Política</text:p>
          </table:table-cell>
          <table:table-cell office:value-type="string" calcext:value-type="string">
            <text:p>Origen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euda con entidades de crédito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212535.44" calcext:value-type="float">
            <text:p>212535,44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4329687.38" calcext:value-type="float">
            <text:p>4329687,3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531044.17" calcext:value-type="float">
            <text:p>531044,17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2551323.36" calcext:value-type="float">
            <text:p>2551323,36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2467433.84" calcext:value-type="float">
            <text:p>12467433,84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380936.74" calcext:value-type="float">
            <text:p>380936,74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070066.6" calcext:value-type="float">
            <text:p>1070066,6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59174.53" calcext:value-type="float">
            <text:p>59174,53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2745500.46" calcext:value-type="float">
            <text:p>2745500,46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270192.6" calcext:value-type="float">
            <text:p>1270192,6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1268423.72" calcext:value-type="float">
            <text:p>11268423,7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5076134.82" calcext:value-type="float">
            <text:p>15076134,82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370881.74" calcext:value-type="float">
            <text:p>370881,7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25953311.29" calcext:value-type="float">
            <text:p>25953311,2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63662694.39" calcext:value-type="float">
            <text:p>63662694,3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71516757.75" calcext:value-type="float">
            <text:p>71516757,75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9603088.94" calcext:value-type="float">
            <text:p>9603088,94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3602518.27" calcext:value-type="float">
            <text:p>13602518,2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19733.61" calcext:value-type="float">
            <text:p>119733,61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20176.96" calcext:value-type="float">
            <text:p>120176,96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3724493.88" calcext:value-type="float">
            <text:p>3724493,8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94981.08" calcext:value-type="float">
            <text:p>194981,08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2027607.27" calcext:value-type="float">
            <text:p>2027607,27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2310369.93" calcext:value-type="float">
            <text:p>12310369,93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774557.81" calcext:value-type="float">
            <text:p>774557,81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615623.08" calcext:value-type="float">
            <text:p>615623,08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39820.31" calcext:value-type="float">
            <text:p>39820,31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2572271.1" calcext:value-type="float">
            <text:p>2572271,1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164755.64" calcext:value-type="float">
            <text:p>1164755,64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4171343.5" calcext:value-type="float">
            <text:p>14171343,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4276381.19" calcext:value-type="float">
            <text:p>14276381,19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489897.84" calcext:value-type="float">
            <text:p>489897,8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28588068.21" calcext:value-type="float">
            <text:p>28588068,2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54259417.05" calcext:value-type="float">
            <text:p>54259417,0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56853117.14" calcext:value-type="float">
            <text:p>56853117,14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1389467.24" calcext:value-type="float">
            <text:p>11389467,24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4110547.27" calcext:value-type="float">
            <text:p>14110547,2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293836.64" calcext:value-type="float">
            <text:p>293836,6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303236.82" calcext:value-type="float">
            <text:p>303236,82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35858.23" calcext:value-type="float">
            <text:p>35858,23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4709902.48" calcext:value-type="float">
            <text:p>4709902,4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027719.21" calcext:value-type="float">
            <text:p>1027719,21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3607971.83" calcext:value-type="float">
            <text:p>3607971,83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2609005.27" calcext:value-type="float">
            <text:p>12609005,27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769853.53" calcext:value-type="float">
            <text:p>769853,53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2482161.77" calcext:value-type="float">
            <text:p>2482161,77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2396647.55" calcext:value-type="float">
            <text:p>2396647,5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066123.32" calcext:value-type="float">
            <text:p>1066123,32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6136909.31" calcext:value-type="float">
            <text:p>16136909,3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7420721.95" calcext:value-type="float">
            <text:p>17420721,9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406228.16" calcext:value-type="float">
            <text:p>406228,1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27703592.87" calcext:value-type="float">
            <text:p>27703592,8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77991929.89" calcext:value-type="float">
            <text:p>77991929,8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70101938.65" calcext:value-type="float">
            <text:p>70101938,6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2967864.53" calcext:value-type="float">
            <text:p>12967864,53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6276780.13" calcext:value-type="float">
            <text:p>16276780,1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281866.55" calcext:value-type="float">
            <text:p>281866,5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2947216.45" calcext:value-type="float">
            <text:p>2947216,4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318024.33" calcext:value-type="float">
            <text:p>318024,33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 Nacionalista de Valenci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863359.31" calcext:value-type="float">
            <text:p>863359,31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999762.69" calcext:value-type="float">
            <text:p>999762,6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1063403.57" calcext:value-type="float">
            <text:p>1063403,57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office:value-type="float" office:value="887606.42" calcext:value-type="float">
            <text:p>887606,42</text:p>
          </table:table-cell>
        </table:table-row>
        <table:table-row table:style-name="ro1" table:number-rows-repeated="104850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tegrado" table:style-name="ta1">
        <table:table-column table:style-name="co1" table:default-cell-style-name="Default"/>
        <table:table-column table:style-name="co2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2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Formación Política</text:p>
          </table:table-cell>
          <table:table-cell office:value-type="string" calcext:value-type="string">
            <text:p>Origen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Subvención Estatal</text:p>
          </table:table-cell>
          <table:table-cell office:value-type="string" calcext:value-type="string">
            <text:p>Gobiernos Autonómicos</text:p>
          </table:table-cell>
          <table:table-cell office:value-type="string" calcext:value-type="string">
            <text:p>Cortes Generales</text:p>
          </table:table-cell>
          <table:table-cell office:value-type="string" calcext:value-type="string">
            <text:p>Asambleas Legislativas Autonómicas y Ciudades Autónomas</text:p>
          </table:table-cell>
          <table:table-cell table:style-name="ce2" office:value-type="string" calcext:value-type="string">
            <text:p>Entidades Locales</text:p>
          </table:table-cell>
          <table:table-cell office:value-type="string" calcext:value-type="string">
            <text:p>Parlamento <text:s/>de Cataluña 01/11/2006</text:p>
          </table:table-cell>
          <table:table-cell office:value-type="string" calcext:value-type="string">
            <text:p>Elecciones Locales 27/05/2007</text:p>
          </table:table-cell>
          <table:table-cell office:value-type="string" calcext:value-type="string">
            <text:p>Parlamento de Andalucía 09/03/2008</text:p>
          </table:table-cell>
          <table:table-cell office:value-type="string" calcext:value-type="string">
            <text:p>Parlamento de Galicia 01/03/2009</text:p>
          </table:table-cell>
          <table:table-cell office:value-type="string" calcext:value-type="string">
            <text:p>Parlamento Vasco 01/03/2009</text:p>
          </table:table-cell>
          <table:table-cell office:value-type="string" calcext:value-type="string">
            <text:p>Parlamento Europeo 07/06/2009</text:p>
          </table:table-cell>
          <table:table-cell office:value-type="string" calcext:value-type="string">
            <text:p>Elecciones Locales 27/05/2007</text:p>
          </table:table-cell>
          <table:table-cell office:value-type="string" calcext:value-type="string">
            <text:p>Elecciones Generales 09/03/2008</text:p>
          </table:table-cell>
          <table:table-cell office:value-type="string" calcext:value-type="string">
            <text:p>Parlamento <text:s/>de Cataluña 28/11/2010</text:p>
          </table:table-cell>
          <table:table-cell office:value-type="string" calcext:value-type="string">
            <text:p>Parlamento de Cataluña 28/11/2010</text:p>
          </table:table-cell>
          <table:table-cell office:value-type="string" calcext:value-type="string">
            <text:p>Elecciones Locales 22/05/2011</text:p>
          </table:table-cell>
          <table:table-cell office:value-type="string" calcext:value-type="string">
            <text:p>Elecciones Autonómicas 22/05/2011</text:p>
          </table:table-cell>
          <table:table-cell office:value-type="string" calcext:value-type="string">
            <text:p>Elecciones Generales 22/11/2011</text:p>
          </table:table-cell>
          <table:table-cell office:value-type="string" calcext:value-type="string">
            <text:p>Ingresos financiación privada según registros contables</text:p>
          </table:table-cell>
          <table:table-cell office:value-type="string" calcext:value-type="string">
            <text:p>Total cuotas y aportaciones de afiliados, adheridos y simpatizantes</text:p>
          </table:table-cell>
          <table:table-cell office:value-type="string" calcext:value-type="string">
            <text:p>Total donaciones</text:p>
          </table:table-cell>
          <table:table-cell office:value-type="string" calcext:value-type="string">
            <text:p>Deuda con entidades de crédito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/>
          <table:table-cell office:value-type="float" office:value="370987.48" calcext:value-type="float">
            <text:p>370987,48</text:p>
          </table:table-cell>
          <table:table-cell/>
          <table:table-cell office:value-type="float" office:value="289522.59" calcext:value-type="float">
            <text:p>289522,59</text:p>
          </table:table-cell>
          <table:table-cell office:value-type="float" office:value="235832.26" calcext:value-type="float">
            <text:p>235832,26</text:p>
          </table:table-cell>
          <table:table-cell table:number-columns-repeated="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653765.64" calcext:value-type="float">
            <text:p>653765,64</text:p>
          </table:table-cell>
          <table:table-cell/>
          <table:table-cell office:value-type="float" office:value="142308.83" calcext:value-type="float">
            <text:p>142308,83</text:p>
          </table:table-cell>
          <table:table-cell office:value-type="float" office:value="523966.11" calcext:value-type="float">
            <text:p>523966,11</text:p>
          </table:table-cell>
          <table:table-cell office:value-type="float" office:value="629796.38" calcext:value-type="float">
            <text:p>629796,38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566215.96" calcext:value-type="float">
            <text:p>566215,96</text:p>
          </table:table-cell>
          <table:table-cell/>
          <table:table-cell office:value-type="float" office:value="142308.83" calcext:value-type="float">
            <text:p>142308,83</text:p>
          </table:table-cell>
          <table:table-cell office:value-type="float" office:value="672600" calcext:value-type="float">
            <text:p>672600</text:p>
          </table:table-cell>
          <table:table-cell office:value-type="float" office:value="646111.83" calcext:value-type="float">
            <text:p>646111,83</text:p>
          </table:table-cell>
          <table:table-cell table:number-columns-repeated="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1243486.34" calcext:value-type="float">
            <text:p>1243486,34</text:p>
          </table:table-cell>
          <table:table-cell table:number-columns-repeated="3"/>
          <table:table-cell office:value-type="float" office:value="137879.44" calcext:value-type="float">
            <text:p>137879,44</text:p>
          </table:table-cell>
          <table:table-cell table:number-columns-repeated="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956683.08" calcext:value-type="float">
            <text:p>956683,08</text:p>
          </table:table-cell>
          <table:table-cell/>
          <table:table-cell office:value-type="float" office:value="917070.12" calcext:value-type="float">
            <text:p>917070,12</text:p>
          </table:table-cell>
          <table:table-cell office:value-type="float" office:value="5897747.8" calcext:value-type="float">
            <text:p>5897747,8</text:p>
          </table:table-cell>
          <table:table-cell office:value-type="float" office:value="2711757.51" calcext:value-type="float">
            <text:p>2711757,51</text:p>
          </table:table-cell>
          <table:table-cell table:number-columns-repeated="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ntesa Catalana de Progrè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table:number-columns-repeated="2"/>
          <table:table-cell office:value-type="float" office:value="543486.96" calcext:value-type="float">
            <text:p>543486,96</text:p>
          </table:table-cell>
          <table:table-cell table:number-columns-repeated="19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991682.81" calcext:value-type="float">
            <text:p>991682,81</text:p>
          </table:table-cell>
          <table:table-cell table:number-columns-repeated="2"/>
          <table:table-cell office:value-type="float" office:value="2818186" calcext:value-type="float">
            <text:p>2818186</text:p>
          </table:table-cell>
          <table:table-cell office:value-type="float" office:value="1484914.58" calcext:value-type="float">
            <text:p>1484914,58</text:p>
          </table:table-cell>
          <table:table-cell table:number-columns-repeated="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/>
          <table:table-cell office:value-type="float" office:value="279445.36" calcext:value-type="float">
            <text:p>279445,36</text:p>
          </table:table-cell>
          <table:table-cell/>
          <table:table-cell office:value-type="float" office:value="382704.84" calcext:value-type="float">
            <text:p>382704,84</text:p>
          </table:table-cell>
          <table:table-cell table:number-columns-repeated="1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/>
          <table:table-cell office:value-type="float" office:value="277377.15" calcext:value-type="float">
            <text:p>277377,15</text:p>
          </table:table-cell>
          <table:table-cell/>
          <table:table-cell office:value-type="float" office:value="169193.99" calcext:value-type="float">
            <text:p>169193,99</text:p>
          </table:table-cell>
          <table:table-cell office:value-type="float" office:value="493391" calcext:value-type="float">
            <text:p>493391</text:p>
          </table:table-cell>
          <table:table-cell table:number-columns-repeated="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504842.08" calcext:value-type="float">
            <text:p>504842,08</text:p>
          </table:table-cell>
          <table:table-cell table:number-columns-repeated="2"/>
          <table:table-cell office:value-type="float" office:value="1777063.4" calcext:value-type="float">
            <text:p>1777063,4</text:p>
          </table:table-cell>
          <table:table-cell office:value-type="float" office:value="1458711.43" calcext:value-type="float">
            <text:p>1458711,43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1897718.82" calcext:value-type="float">
            <text:p>1897718,82</text:p>
          </table:table-cell>
          <table:table-cell office:value-type="float" office:value="236672.32" calcext:value-type="float">
            <text:p>236672,32</text:p>
          </table:table-cell>
          <table:table-cell/>
          <table:table-cell office:value-type="float" office:value="3151974.93" calcext:value-type="float">
            <text:p>3151974,93</text:p>
          </table:table-cell>
          <table:table-cell office:value-type="float" office:value="3842141.35" calcext:value-type="float">
            <text:p>3842141,35</text:p>
          </table:table-cell>
          <table:table-cell table:number-columns-repeated="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225571.67" calcext:value-type="float">
            <text:p>225571,67</text:p>
          </table:table-cell>
          <table:table-cell/>
          <table:table-cell office:value-type="float" office:value="71154.41" calcext:value-type="float">
            <text:p>71154,41</text:p>
          </table:table-cell>
          <table:table-cell office:value-type="float" office:value="613344" calcext:value-type="float">
            <text:p>613344</text:p>
          </table:table-cell>
          <table:table-cell office:value-type="float" office:value="45368.44" calcext:value-type="float">
            <text:p>45368,44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1195806.42" calcext:value-type="float">
            <text:p>1195806,42</text:p>
          </table:table-cell>
          <table:table-cell office:value-type="float" office:value="2722676.56" calcext:value-type="float">
            <text:p>2722676,56</text:p>
          </table:table-cell>
          <table:table-cell office:value-type="float" office:value="484484.04" calcext:value-type="float">
            <text:p>484484,04</text:p>
          </table:table-cell>
          <table:table-cell office:value-type="float" office:value="1122209.31" calcext:value-type="float">
            <text:p>1122209,31</text:p>
          </table:table-cell>
          <table:table-cell office:value-type="float" office:value="2760941.04" calcext:value-type="float">
            <text:p>2760941,04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35811529.68" calcext:value-type="float">
            <text:p>35811529,68</text:p>
          </table:table-cell>
          <table:table-cell office:value-type="float" office:value="3090225.01" calcext:value-type="float">
            <text:p>3090225,01</text:p>
          </table:table-cell>
          <table:table-cell office:value-type="float" office:value="6548949" calcext:value-type="float">
            <text:p>6548949</text:p>
          </table:table-cell>
          <table:table-cell office:value-type="float" office:value="22833601.2" calcext:value-type="float">
            <text:p>22833601,2</text:p>
          </table:table-cell>
          <table:table-cell office:value-type="float" office:value="17438235.78" calcext:value-type="float">
            <text:p>17438235,78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33898935.87" calcext:value-type="float">
            <text:p>33898935,87</text:p>
          </table:table-cell>
          <table:table-cell office:value-type="float" office:value="3523065.9" calcext:value-type="float">
            <text:p>3523065,9</text:p>
          </table:table-cell>
          <table:table-cell office:value-type="float" office:value="6480569.49" calcext:value-type="float">
            <text:p>6480569,49</text:p>
          </table:table-cell>
          <table:table-cell office:value-type="float" office:value="20194874.41" calcext:value-type="float">
            <text:p>20194874,41</text:p>
          </table:table-cell>
          <table:table-cell office:value-type="float" office:value="17095716.68" calcext:value-type="float">
            <text:p>17095716,68</text:p>
          </table:table-cell>
          <table:table-cell table:number-columns-repeated="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5939393.21" calcext:value-type="float">
            <text:p>5939393,21</text:p>
          </table:table-cell>
          <table:table-cell table:number-columns-repeated="2"/>
          <table:table-cell office:value-type="float" office:value="4631754.4" calcext:value-type="float">
            <text:p>4631754,4</text:p>
          </table:table-cell>
          <table:table-cell office:value-type="float" office:value="4231638.45" calcext:value-type="float">
            <text:p>4231638,45</text:p>
          </table:table-cell>
          <table:table-cell table:number-columns-repeated="17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414495.45" calcext:value-type="float">
            <text:p>414495,45</text:p>
          </table:table-cell>
          <table:table-cell table:number-columns-repeated="3"/>
          <table:table-cell office:value-type="float" office:value="41423.18" calcext:value-type="float">
            <text:p>41423,18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470223.98" calcext:value-type="float">
            <text:p>470223,98</text:p>
          </table:table-cell>
          <table:table-cell/>
          <table:table-cell office:value-type="float" office:value="80907.29" calcext:value-type="float">
            <text:p>80907,29</text:p>
          </table:table-cell>
          <table:table-cell office:value-type="float" office:value="1018510.43" calcext:value-type="float">
            <text:p>1018510,43</text:p>
          </table:table-cell>
          <table:table-cell office:value-type="float" office:value="71007.63" calcext:value-type="float">
            <text:p>71007,63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788268.99" calcext:value-type="float">
            <text:p>788268,99</text:p>
          </table:table-cell>
          <table:table-cell office:value-type="float" office:value="50092.22" calcext:value-type="float">
            <text:p>50092,22</text:p>
          </table:table-cell>
          <table:table-cell office:value-type="float" office:value="71154.41" calcext:value-type="float">
            <text:p>71154,41</text:p>
          </table:table-cell>
          <table:table-cell office:value-type="float" office:value="82359.35" calcext:value-type="float">
            <text:p>82359,35</text:p>
          </table:table-cell>
          <table:table-cell table:number-columns-repeated="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rupo Mixt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table:number-columns-repeated="2"/>
          <table:table-cell office:value-type="float" office:value="517733.22" calcext:value-type="float">
            <text:p>517733,22</text:p>
          </table:table-cell>
          <table:table-cell table:number-columns-repeated="19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rupo Senadores Nacionalista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table:number-columns-repeated="2"/>
          <table:table-cell office:value-type="float" office:value="287105.67" calcext:value-type="float">
            <text:p>287105,67</text:p>
          </table:table-cell>
          <table:table-cell table:number-columns-repeated="19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tras formaciones con representación parlament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table:number-columns-repeated="2"/>
          <table:table-cell office:value-type="float" office:value="463761" calcext:value-type="float">
            <text:p>463761</text:p>
          </table:table-cell>
          <table:table-cell office:value-type="float" office:value="3452727.61" calcext:value-type="float">
            <text:p>3452727,61</text:p>
          </table:table-cell>
          <table:table-cell table:number-columns-repeated="1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/>
          <table:table-cell office:value-type="float" office:value="377245.21" calcext:value-type="float">
            <text:p>377245,21</text:p>
          </table:table-cell>
          <table:table-cell/>
          <table:table-cell office:value-type="float" office:value="369408" calcext:value-type="float">
            <text:p>369408</text:p>
          </table:table-cell>
          <table:table-cell office:value-type="float" office:value="122470.48" calcext:value-type="float">
            <text:p>122470,48</text:p>
          </table:table-cell>
          <table:table-cell table:number-columns-repeated="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652458.09" calcext:value-type="float">
            <text:p>652458,09</text:p>
          </table:table-cell>
          <table:table-cell/>
          <table:table-cell office:value-type="float" office:value="144777.92" calcext:value-type="float">
            <text:p>144777,92</text:p>
          </table:table-cell>
          <table:table-cell office:value-type="float" office:value="518455.08" calcext:value-type="float">
            <text:p>518455,08</text:p>
          </table:table-cell>
          <table:table-cell office:value-type="float" office:value="620451.04" calcext:value-type="float">
            <text:p>620451,04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565083.51" calcext:value-type="float">
            <text:p>565083,51</text:p>
          </table:table-cell>
          <table:table-cell/>
          <table:table-cell office:value-type="float" office:value="144777.92" calcext:value-type="float">
            <text:p>144777,92</text:p>
          </table:table-cell>
          <table:table-cell office:value-type="float" office:value="672600" calcext:value-type="float">
            <text:p>672600</text:p>
          </table:table-cell>
          <table:table-cell office:value-type="float" office:value="903169.71" calcext:value-type="float">
            <text:p>903169,71</text:p>
          </table:table-cell>
          <table:table-cell table:number-columns-repeated="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1861499.04" calcext:value-type="float">
            <text:p>1861499,04</text:p>
          </table:table-cell>
          <table:table-cell table:number-columns-repeated="3"/>
          <table:table-cell office:value-type="float" office:value="66371.34" calcext:value-type="float">
            <text:p>66371,34</text:p>
          </table:table-cell>
          <table:table-cell table:number-columns-repeated="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127436.72" calcext:value-type="float">
            <text:p>127436,72</text:p>
          </table:table-cell>
          <table:table-cell/>
          <table:table-cell office:value-type="float" office:value="918772.2" calcext:value-type="float">
            <text:p>918772,2</text:p>
          </table:table-cell>
          <table:table-cell office:value-type="float" office:value="4778012.32" calcext:value-type="float">
            <text:p>4778012,32</text:p>
          </table:table-cell>
          <table:table-cell office:value-type="float" office:value="2645484.52" calcext:value-type="float">
            <text:p>2645484,52</text:p>
          </table:table-cell>
          <table:table-cell table:number-columns-repeated="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ntesa Catalana de Progrè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table:number-columns-repeated="2"/>
          <table:table-cell office:value-type="float" office:value="543486.96" calcext:value-type="float">
            <text:p>543486,96</text:p>
          </table:table-cell>
          <table:table-cell table:number-columns-repeated="1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989699.41" calcext:value-type="float">
            <text:p>989699,41</text:p>
          </table:table-cell>
          <table:table-cell table:number-columns-repeated="2"/>
          <table:table-cell office:value-type="float" office:value="2213516.68" calcext:value-type="float">
            <text:p>2213516,68</text:p>
          </table:table-cell>
          <table:table-cell office:value-type="float" office:value="1398862.31" calcext:value-type="float">
            <text:p>1398862,31</text:p>
          </table:table-cell>
          <table:table-cell table:number-columns-repeated="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/>
          <table:table-cell office:value-type="float" office:value="251500.82" calcext:value-type="float">
            <text:p>251500,82</text:p>
          </table:table-cell>
          <table:table-cell/>
          <table:table-cell office:value-type="float" office:value="380831.69" calcext:value-type="float">
            <text:p>380831,69</text:p>
          </table:table-cell>
          <table:table-cell table:number-columns-repeated="1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/>
          <table:table-cell office:value-type="float" office:value="131684.18" calcext:value-type="float">
            <text:p>131684,18</text:p>
          </table:table-cell>
          <table:table-cell/>
          <table:table-cell office:value-type="float" office:value="110026.93" calcext:value-type="float">
            <text:p>110026,93</text:p>
          </table:table-cell>
          <table:table-cell office:value-type="float" office:value="314389.37" calcext:value-type="float">
            <text:p>314389,37</text:p>
          </table:table-cell>
          <table:table-cell table:number-columns-repeated="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503832.38" calcext:value-type="float">
            <text:p>503832,38</text:p>
          </table:table-cell>
          <table:table-cell table:number-columns-repeated="2"/>
          <table:table-cell office:value-type="float" office:value="1415202.48" calcext:value-type="float">
            <text:p>1415202,48</text:p>
          </table:table-cell>
          <table:table-cell office:value-type="float" office:value="1369369.1" calcext:value-type="float">
            <text:p>1369369,1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1893923.32" calcext:value-type="float">
            <text:p>1893923,32</text:p>
          </table:table-cell>
          <table:table-cell office:value-type="float" office:value="211120.29" calcext:value-type="float">
            <text:p>211120,29</text:p>
          </table:table-cell>
          <table:table-cell/>
          <table:table-cell office:value-type="float" office:value="3201915.36" calcext:value-type="float">
            <text:p>3201915,36</text:p>
          </table:table-cell>
          <table:table-cell office:value-type="float" office:value="3997806.87" calcext:value-type="float">
            <text:p>3997806,87</text:p>
          </table:table-cell>
          <table:table-cell table:number-columns-repeated="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225120.52" calcext:value-type="float">
            <text:p>225120,52</text:p>
          </table:table-cell>
          <table:table-cell/>
          <table:table-cell office:value-type="float" office:value="72388.92" calcext:value-type="float">
            <text:p>72388,92</text:p>
          </table:table-cell>
          <table:table-cell office:value-type="float" office:value="637824" calcext:value-type="float">
            <text:p>637824</text:p>
          </table:table-cell>
          <table:table-cell office:value-type="float" office:value="44570.51" calcext:value-type="float">
            <text:p>44570,51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1193414.78" calcext:value-type="float">
            <text:p>1193414,78</text:p>
          </table:table-cell>
          <table:table-cell office:value-type="float" office:value="2837336.22" calcext:value-type="float">
            <text:p>2837336,22</text:p>
          </table:table-cell>
          <table:table-cell office:value-type="float" office:value="485937.48" calcext:value-type="float">
            <text:p>485937,48</text:p>
          </table:table-cell>
          <table:table-cell office:value-type="float" office:value="1344417.49" calcext:value-type="float">
            <text:p>1344417,49</text:p>
          </table:table-cell>
          <table:table-cell office:value-type="float" office:value="2671982.66" calcext:value-type="float">
            <text:p>2671982,66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35739905.46" calcext:value-type="float">
            <text:p>35739905,46</text:p>
          </table:table-cell>
          <table:table-cell office:value-type="float" office:value="2834525.48" calcext:value-type="float">
            <text:p>2834525,48</text:p>
          </table:table-cell>
          <table:table-cell office:value-type="float" office:value="6564211.88" calcext:value-type="float">
            <text:p>6564211,88</text:p>
          </table:table-cell>
          <table:table-cell office:value-type="float" office:value="21962842.6" calcext:value-type="float">
            <text:p>21962842,6</text:p>
          </table:table-cell>
          <table:table-cell office:value-type="float" office:value="17518460.14" calcext:value-type="float">
            <text:p>17518460,14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33831136.9" calcext:value-type="float">
            <text:p>33831136,9</text:p>
          </table:table-cell>
          <table:table-cell office:value-type="float" office:value="3458987.91" calcext:value-type="float">
            <text:p>3458987,91</text:p>
          </table:table-cell>
          <table:table-cell office:value-type="float" office:value="6509214.09" calcext:value-type="float">
            <text:p>6509214,09</text:p>
          </table:table-cell>
          <table:table-cell office:value-type="float" office:value="19908246.46" calcext:value-type="float">
            <text:p>19908246,46</text:p>
          </table:table-cell>
          <table:table-cell office:value-type="float" office:value="17834171.96" calcext:value-type="float">
            <text:p>17834171,96</text:p>
          </table:table-cell>
          <table:table-cell table:number-columns-repeated="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5927514.22" calcext:value-type="float">
            <text:p>5927514,22</text:p>
          </table:table-cell>
          <table:table-cell table:number-columns-repeated="2"/>
          <table:table-cell office:value-type="float" office:value="3673693.76" calcext:value-type="float">
            <text:p>3673693,76</text:p>
          </table:table-cell>
          <table:table-cell office:value-type="float" office:value="4130226.07" calcext:value-type="float">
            <text:p>4130226,07</text:p>
          </table:table-cell>
          <table:table-cell table:number-columns-repeated="1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620499.71" calcext:value-type="float">
            <text:p>620499,71</text:p>
          </table:table-cell>
          <table:table-cell table:number-columns-repeated="3"/>
          <table:table-cell office:value-type="float" office:value="30059.79" calcext:value-type="float">
            <text:p>30059,79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469283.52" calcext:value-type="float">
            <text:p>469283,52</text:p>
          </table:table-cell>
          <table:table-cell/>
          <table:table-cell office:value-type="float" office:value="72388.96" calcext:value-type="float">
            <text:p>72388,96</text:p>
          </table:table-cell>
          <table:table-cell office:value-type="float" office:value="1060128" calcext:value-type="float">
            <text:p>1060128</text:p>
          </table:table-cell>
          <table:table-cell office:value-type="float" office:value="66614.14" calcext:value-type="float">
            <text:p>66614,14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786692.42" calcext:value-type="float">
            <text:p>786692,42</text:p>
          </table:table-cell>
          <table:table-cell office:value-type="float" office:value="53415.41" calcext:value-type="float">
            <text:p>53415,41</text:p>
          </table:table-cell>
          <table:table-cell office:value-type="float" office:value="72388.96" calcext:value-type="float">
            <text:p>72388,96</text:p>
          </table:table-cell>
          <table:table-cell office:value-type="float" office:value="110631.96" calcext:value-type="float">
            <text:p>110631,96</text:p>
          </table:table-cell>
          <table:table-cell table:number-columns-repeated="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Grupo Mixt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table:number-columns-repeated="2"/>
          <table:table-cell office:value-type="float" office:value="496821.96" calcext:value-type="float">
            <text:p>496821,96</text:p>
          </table:table-cell>
          <table:table-cell table:number-columns-repeated="1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Grupo Senadores Nacionalista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table:number-columns-repeated="2"/>
          <table:table-cell office:value-type="float" office:value="286280.92" calcext:value-type="float">
            <text:p>286280,92</text:p>
          </table:table-cell>
          <table:table-cell table:number-columns-repeated="1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tras formaciones con representación parlament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table:number-columns-repeated="2"/>
          <table:table-cell office:value-type="float" office:value="465152.28" calcext:value-type="float">
            <text:p>465152,28</text:p>
          </table:table-cell>
          <table:table-cell office:value-type="float" office:value="3100760.22" calcext:value-type="float">
            <text:p>3100760,22</text:p>
          </table:table-cell>
          <table:table-cell table:number-columns-repeated="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156503.06" calcext:value-type="float">
            <text:p>156503,06</text:p>
          </table:table-cell>
          <table:table-cell/>
          <table:table-cell office:value-type="float" office:value="13647.1" calcext:value-type="float">
            <text:p>13647,1</text:p>
          </table:table-cell>
          <table:table-cell table:number-columns-repeated="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/>
          <table:table-cell office:value-type="float" office:value="377245.21" calcext:value-type="float">
            <text:p>377245,21</text:p>
          </table:table-cell>
          <table:table-cell/>
          <table:table-cell office:value-type="float" office:value="367808" calcext:value-type="float">
            <text:p>367808</text:p>
          </table:table-cell>
          <table:table-cell office:value-type="float" office:value="140449.68" calcext:value-type="float">
            <text:p>140449,68</text:p>
          </table:table-cell>
          <table:table-cell table:number-columns-repeated="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 Nacionalista Valenciá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table:number-columns-repeated="4"/>
          <table:table-cell office:value-type="float" office:value="102386" calcext:value-type="float">
            <text:p>102386</text:p>
          </table:table-cell>
          <table:table-cell table:number-columns-repeated="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: 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/>
          <table:table-cell office:value-type="float" office:value="97976.3" calcext:value-type="float">
            <text:p>97976,3</text:p>
          </table:table-cell>
          <table:table-cell/>
          <table:table-cell office:value-type="float" office:value="220983.79" calcext:value-type="float">
            <text:p>220983,79</text:p>
          </table:table-cell>
          <table:table-cell office:value-type="float" office:value="29513.43" calcext:value-type="float">
            <text:p>29513,43</text:p>
          </table:table-cell>
          <table:table-cell table:number-columns-repeated="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43763.94" calcext:value-type="float">
            <text:p>43763,94</text:p>
          </table:table-cell>
          <table:table-cell/>
          <table:table-cell office:value-type="float" office:value="1996.6" calcext:value-type="float">
            <text:p>1996,6</text:p>
          </table:table-cell>
          <table:table-cell table:number-columns-repeated="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657226.52" calcext:value-type="float">
            <text:p>657226,52</text:p>
          </table:table-cell>
          <table:table-cell/>
          <table:table-cell office:value-type="float" office:value="129139.99" calcext:value-type="float">
            <text:p>129139,99</text:p>
          </table:table-cell>
          <table:table-cell office:value-type="float" office:value="518455.08" calcext:value-type="float">
            <text:p>518455,08</text:p>
          </table:table-cell>
          <table:table-cell office:value-type="float" office:value="557019.2" calcext:value-type="float">
            <text:p>557019,2</text:p>
          </table:table-cell>
          <table:table-cell table:number-columns-repeated="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20899.95" calcext:value-type="float">
            <text:p>20899,95</text:p>
          </table:table-cell>
          <table:table-cell table:number-columns-repeated="2"/>
          <table:table-cell office:value-type="float" office:value="328388.07" calcext:value-type="float">
            <text:p>328388,07</text:p>
          </table:table-cell>
          <table:table-cell office:value-type="float" office:value="125524.22" calcext:value-type="float">
            <text:p>125524,22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567384.06" calcext:value-type="float">
            <text:p>567384,06</text:p>
          </table:table-cell>
          <table:table-cell/>
          <table:table-cell office:value-type="float" office:value="129139.99" calcext:value-type="float">
            <text:p>129139,99</text:p>
          </table:table-cell>
          <table:table-cell office:value-type="float" office:value="649605" calcext:value-type="float">
            <text:p>649605</text:p>
          </table:table-cell>
          <table:table-cell office:value-type="float" office:value="942049.49" calcext:value-type="float">
            <text:p>942049,49</text:p>
          </table:table-cell>
          <table:table-cell table:number-columns-repeated="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1982488.22" calcext:value-type="float">
            <text:p>1982488,22</text:p>
          </table:table-cell>
          <table:table-cell table:number-columns-repeated="3"/>
          <table:table-cell office:value-type="float" office:value="203866.3" calcext:value-type="float">
            <text:p>203866,3</text:p>
          </table:table-cell>
          <table:table-cell table:number-columns-repeated="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135719.5" calcext:value-type="float">
            <text:p>135719,5</text:p>
          </table:table-cell>
          <table:table-cell/>
          <table:table-cell office:value-type="float" office:value="902665.99" calcext:value-type="float">
            <text:p>902665,99</text:p>
          </table:table-cell>
          <table:table-cell office:value-type="float" office:value="7924504.52" calcext:value-type="float">
            <text:p>7924504,52</text:p>
          </table:table-cell>
          <table:table-cell office:value-type="float" office:value="2559172.68" calcext:value-type="float">
            <text:p>2559172,68</text:p>
          </table:table-cell>
          <table:table-cell table:number-columns-repeated="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ntesa Catalana de Progrè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table:number-columns-repeated="2"/>
          <table:table-cell office:value-type="float" office:value="472768.7" calcext:value-type="float">
            <text:p>472768,7</text:p>
          </table:table-cell>
          <table:table-cell table:number-columns-repeated="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ntesa pel Progr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table:number-columns-repeated="2"/>
          <table:table-cell office:value-type="float" office:value="20461.29" calcext:value-type="float">
            <text:p>20461,29</text:p>
          </table:table-cell>
          <table:table-cell table:number-columns-repeated="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990499" calcext:value-type="float">
            <text:p>990499</text:p>
          </table:table-cell>
          <table:table-cell/>
          <table:table-cell office:value-type="float" office:value="4344.32" calcext:value-type="float">
            <text:p>4344,32</text:p>
          </table:table-cell>
          <table:table-cell office:value-type="float" office:value="1900039.63" calcext:value-type="float">
            <text:p>1900039,63</text:p>
          </table:table-cell>
          <table:table-cell office:value-type="float" office:value="1085760.16" calcext:value-type="float">
            <text:p>1085760,16</text:p>
          </table:table-cell>
          <table:table-cell table:number-columns-repeated="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/>
          <table:table-cell office:value-type="float" office:value="69095.12" calcext:value-type="float">
            <text:p>69095,12</text:p>
          </table:table-cell>
          <table:table-cell/>
          <table:table-cell office:value-type="float" office:value="173799.35" calcext:value-type="float">
            <text:p>173799,35</text:p>
          </table:table-cell>
          <table:table-cell table:number-columns-repeated="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/>
          <table:table-cell office:value-type="float" office:value="117675.23" calcext:value-type="float">
            <text:p>117675,23</text:p>
          </table:table-cell>
          <table:table-cell/>
          <table:table-cell office:value-type="float" office:value="110231.96" calcext:value-type="float">
            <text:p>110231,96</text:p>
          </table:table-cell>
          <table:table-cell office:value-type="float" office:value="140945.69" calcext:value-type="float">
            <text:p>140945,69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36630.47" calcext:value-type="float">
            <text:p>36630,47</text:p>
          </table:table-cell>
          <table:table-cell table:number-columns-repeated="2"/>
          <table:table-cell office:value-type="float" office:value="468278.43" calcext:value-type="float">
            <text:p>468278,43</text:p>
          </table:table-cell>
          <table:table-cell office:value-type="float" office:value="158159.28" calcext:value-type="float">
            <text:p>158159,28</text:p>
          </table:table-cell>
          <table:table-cell table:number-columns-repeated="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20874.6" calcext:value-type="float">
            <text:p>20874,6</text:p>
          </table:table-cell>
          <table:table-cell/>
          <table:table-cell office:value-type="float" office:value="1996.6" calcext:value-type="float">
            <text:p>1996,6</text:p>
          </table:table-cell>
          <table:table-cell table:number-columns-repeated="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558968.07" calcext:value-type="float">
            <text:p>558968,07</text:p>
          </table:table-cell>
          <table:table-cell table:number-columns-repeated="2"/>
          <table:table-cell office:value-type="float" office:value="1792325.63" calcext:value-type="float">
            <text:p>1792325,63</text:p>
          </table:table-cell>
          <table:table-cell office:value-type="float" office:value="1017465.19" calcext:value-type="float">
            <text:p>1017465,19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2147659.34" calcext:value-type="float">
            <text:p>2147659,34</text:p>
          </table:table-cell>
          <table:table-cell office:value-type="float" office:value="263114.89" calcext:value-type="float">
            <text:p>263114,89</text:p>
          </table:table-cell>
          <table:table-cell office:value-type="float" office:value="29663.94" calcext:value-type="float">
            <text:p>29663,94</text:p>
          </table:table-cell>
          <table:table-cell office:value-type="float" office:value="3271795.33" calcext:value-type="float">
            <text:p>3271795,33</text:p>
          </table:table-cell>
          <table:table-cell office:value-type="float" office:value="3288117.19" calcext:value-type="float">
            <text:p>3288117,19</text:p>
          </table:table-cell>
          <table:table-cell table:number-columns-repeated="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202908.69" calcext:value-type="float">
            <text:p>202908,69</text:p>
          </table:table-cell>
          <table:table-cell/>
          <table:table-cell office:value-type="float" office:value="62573.4" calcext:value-type="float">
            <text:p>62573,4</text:p>
          </table:table-cell>
          <table:table-cell office:value-type="float" office:value="290564.27" calcext:value-type="float">
            <text:p>290564,27</text:p>
          </table:table-cell>
          <table:table-cell office:value-type="float" office:value="40941.68" calcext:value-type="float">
            <text:p>40941,68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41761.77" calcext:value-type="float">
            <text:p>41761,77</text:p>
          </table:table-cell>
          <table:table-cell table:number-columns-repeated="2"/>
          <table:table-cell office:value-type="float" office:value="448773.51" calcext:value-type="float">
            <text:p>448773,51</text:p>
          </table:table-cell>
          <table:table-cell office:value-type="float" office:value="167625.82" calcext:value-type="float">
            <text:p>167625,82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1211031.7" calcext:value-type="float">
            <text:p>1211031,7</text:p>
          </table:table-cell>
          <table:table-cell office:value-type="float" office:value="2535491.94" calcext:value-type="float">
            <text:p>2535491,94</text:p>
          </table:table-cell>
          <table:table-cell office:value-type="float" office:value="470691.49" calcext:value-type="float">
            <text:p>470691,49</text:p>
          </table:table-cell>
          <table:table-cell office:value-type="float" office:value="1332720" calcext:value-type="float">
            <text:p>1332720</text:p>
          </table:table-cell>
          <table:table-cell office:value-type="float" office:value="2446660.38" calcext:value-type="float">
            <text:p>2446660,38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36823386.29" calcext:value-type="float">
            <text:p>36823386,29</text:p>
          </table:table-cell>
          <table:table-cell office:value-type="float" office:value="2195748.59" calcext:value-type="float">
            <text:p>2195748,59</text:p>
          </table:table-cell>
          <table:table-cell office:value-type="float" office:value="6317143.18" calcext:value-type="float">
            <text:p>6317143,18</text:p>
          </table:table-cell>
          <table:table-cell office:value-type="float" office:value="23367279.64" calcext:value-type="float">
            <text:p>23367279,64</text:p>
          </table:table-cell>
          <table:table-cell office:value-type="float" office:value="17822757.05" calcext:value-type="float">
            <text:p>17822757,05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33051886.63" calcext:value-type="float">
            <text:p>33051886,63</text:p>
          </table:table-cell>
          <table:table-cell office:value-type="float" office:value="2795237.36" calcext:value-type="float">
            <text:p>2795237,36</text:p>
          </table:table-cell>
          <table:table-cell office:value-type="float" office:value="6058131.22" calcext:value-type="float">
            <text:p>6058131,22</text:p>
          </table:table-cell>
          <table:table-cell office:value-type="float" office:value="18702616.18" calcext:value-type="float">
            <text:p>18702616,18</text:p>
          </table:table-cell>
          <table:table-cell office:value-type="float" office:value="15153967.09" calcext:value-type="float">
            <text:p>15153967,09</text:p>
          </table:table-cell>
          <table:table-cell table:number-columns-repeated="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5725686.96" calcext:value-type="float">
            <text:p>5725686,96</text:p>
          </table:table-cell>
          <table:table-cell table:number-columns-repeated="2"/>
          <table:table-cell office:value-type="float" office:value="4030287.19" calcext:value-type="float">
            <text:p>4030287,19</text:p>
          </table:table-cell>
          <table:table-cell office:value-type="float" office:value="3707929.56" calcext:value-type="float">
            <text:p>3707929,56</text:p>
          </table:table-cell>
          <table:table-cell table:number-columns-repeated="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660829.41" calcext:value-type="float">
            <text:p>660829,41</text:p>
          </table:table-cell>
          <table:table-cell table:number-columns-repeated="3"/>
          <table:table-cell office:value-type="float" office:value="78364.32" calcext:value-type="float">
            <text:p>78364,32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476241.2" calcext:value-type="float">
            <text:p>476241,2</text:p>
          </table:table-cell>
          <table:table-cell/>
          <table:table-cell office:value-type="float" office:value="94459.01" calcext:value-type="float">
            <text:p>94459,01</text:p>
          </table:table-cell>
          <table:table-cell office:value-type="float" office:value="976701.05" calcext:value-type="float">
            <text:p>976701,05</text:p>
          </table:table-cell>
          <table:table-cell office:value-type="float" office:value="67108.48" calcext:value-type="float">
            <text:p>67108,48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office:value-type="float" office:value="1070570.89" calcext:value-type="float">
            <text:p>1070570,89</text:p>
          </table:table-cell>
          <table:table-cell office:value-type="float" office:value="53415.41" calcext:value-type="float">
            <text:p>53415,41</text:p>
          </table:table-cell>
          <table:table-cell office:value-type="float" office:value="85655.39" calcext:value-type="float">
            <text:p>85655,39</text:p>
          </table:table-cell>
          <table:table-cell office:value-type="float" office:value="476114.45" calcext:value-type="float">
            <text:p>476114,45</text:p>
          </table:table-cell>
          <table:table-cell office:value-type="float" office:value="192107.68" calcext:value-type="float">
            <text:p>192107,68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rupo Mixt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table:number-columns-repeated="2"/>
          <table:table-cell office:value-type="float" office:value="440910.54" calcext:value-type="float">
            <text:p>440910,54</text:p>
          </table:table-cell>
          <table:table-cell table:number-columns-repeated="1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rupo Senadores Nacionalista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table:number-columns-repeated="2"/>
          <table:table-cell office:value-type="float" office:value="266151.43" calcext:value-type="float">
            <text:p>266151,43</text:p>
          </table:table-cell>
          <table:table-cell table:number-columns-repeated="1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tras formaciones con representación parlament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Funcionamiento Ordinario</text:p>
          </table:table-cell>
          <table:table-cell table:number-columns-repeated="2"/>
          <table:table-cell office:value-type="float" office:value="419799.63" calcext:value-type="float">
            <text:p>419799,63</text:p>
          </table:table-cell>
          <table:table-cell office:value-type="float" office:value="3827528.74" calcext:value-type="float">
            <text:p>3827528,74</text:p>
          </table:table-cell>
          <table:table-cell table:number-columns-repeated="1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16239.28" calcext:value-type="float">
            <text:p>16239,28</text:p>
          </table:table-cell>
          <table:table-cell table:number-columns-repeated="2"/>
          <table:table-cell office:value-type="float" office:value="500619.54" calcext:value-type="float">
            <text:p>500619,54</text:p>
          </table:table-cell>
          <table:table-cell table:number-columns-repeated="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81961.95" calcext:value-type="float">
            <text:p>81961,95</text:p>
          </table:table-cell>
          <table:table-cell/>
          <table:table-cell office:value-type="float" office:value="957531.76" calcext:value-type="float">
            <text:p>957531,76</text:p>
          </table:table-cell>
          <table:table-cell table:number-columns-repeated="1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157800.55" calcext:value-type="float">
            <text:p>157800,55</text:p>
          </table:table-cell>
          <table:table-cell table:number-columns-repeated="15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5"/>
          <table:table-cell office:value-type="float" office:value="255066.14" calcext:value-type="float">
            <text:p>255066,14</text:p>
          </table:table-cell>
          <table:table-cell office:value-type="float" office:value="218240.11" calcext:value-type="float">
            <text:p>218240,11</text:p>
          </table:table-cell>
          <table:table-cell table:number-columns-repeated="15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46862.4" calcext:value-type="float">
            <text:p>46862,4</text:p>
          </table:table-cell>
          <table:table-cell table:number-columns-repeated="2"/>
          <table:table-cell office:value-type="float" office:value="200586.59" calcext:value-type="float">
            <text:p>200586,59</text:p>
          </table:table-cell>
          <table:table-cell table:number-columns-repeated="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ntesa Catalana de Progrè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94.13" calcext:value-type="float">
            <text:p>94,13</text:p>
          </table:table-cell>
          <table:table-cell table:number-columns-repeated="15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5"/>
          <table:table-cell office:value-type="float" office:value="168943.5" calcext:value-type="float">
            <text:p>168943,5</text:p>
          </table:table-cell>
          <table:table-cell office:value-type="float" office:value="127105.45" calcext:value-type="float">
            <text:p>127105,45</text:p>
          </table:table-cell>
          <table:table-cell table:number-columns-repeated="15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5"/>
          <table:table-cell office:value-type="float" office:value="142998.98" calcext:value-type="float">
            <text:p>142998,98</text:p>
          </table:table-cell>
          <table:table-cell office:value-type="float" office:value="26023.14" calcext:value-type="float">
            <text:p>26023,14</text:p>
          </table:table-cell>
          <table:table-cell table:number-columns-repeated="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414738.42" calcext:value-type="float">
            <text:p>414738,42</text:p>
          </table:table-cell>
          <table:table-cell office:value-type="float" office:value="750676.63" calcext:value-type="float">
            <text:p>750676,63</text:p>
          </table:table-cell>
          <table:table-cell/>
          <table:table-cell office:value-type="float" office:value="194861.73" calcext:value-type="float">
            <text:p>194861,73</text:p>
          </table:table-cell>
          <table:table-cell table:number-columns-repeated="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- Iniciativa per Catalunya Verds - Esquerra Unidad i Alternativa - Blouqe por Asturies: La Izquier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0"/>
          <table:table-cell office:value-type="float" office:value="1830590.63" calcext:value-type="float">
            <text:p>1830590,63</text:p>
          </table:table-cell>
          <table:table-cell table:number-columns-repeated="11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22038.95" calcext:value-type="float">
            <text:p>22038,95</text:p>
          </table:table-cell>
          <table:table-cell table:number-columns-repeated="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61236.63" calcext:value-type="float">
            <text:p>61236,63</text:p>
          </table:table-cell>
          <table:table-cell table:number-columns-repeated="2"/>
          <table:table-cell office:value-type="float" office:value="1561643.66" calcext:value-type="float">
            <text:p>1561643,66</text:p>
          </table:table-cell>
          <table:table-cell table:number-columns-repeated="1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5"/>
          <table:table-cell office:value-type="float" office:value="148734.18" calcext:value-type="float">
            <text:p>148734,18</text:p>
          </table:table-cell>
          <table:table-cell office:value-type="float" office:value="2291173.06" calcext:value-type="float">
            <text:p>2291173,06</text:p>
          </table:table-cell>
          <table:table-cell office:value-type="float" office:value="397664.01" calcext:value-type="float">
            <text:p>397664,01</text:p>
          </table:table-cell>
          <table:table-cell office:value-type="float" office:value="1652185.53" calcext:value-type="float">
            <text:p>1652185,53</text:p>
          </table:table-cell>
          <table:table-cell office:value-type="float" office:value="944518" calcext:value-type="float">
            <text:p>944518</text:p>
          </table:table-cell>
          <table:table-cell office:value-type="float" office:value="11847753.45" calcext:value-type="float">
            <text:p>11847753,45</text:p>
          </table:table-cell>
          <table:table-cell table:number-columns-repeated="11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5"/>
          <table:table-cell office:value-type="float" office:value="212507.46" calcext:value-type="float">
            <text:p>212507,46</text:p>
          </table:table-cell>
          <table:table-cell office:value-type="float" office:value="389370.54" calcext:value-type="float">
            <text:p>389370,54</text:p>
          </table:table-cell>
          <table:table-cell table:number-columns-repeated="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1486366.66" calcext:value-type="float">
            <text:p>1486366,66</text:p>
          </table:table-cell>
          <table:table-cell office:value-type="float" office:value="398973.69" calcext:value-type="float">
            <text:p>398973,69</text:p>
          </table:table-cell>
          <table:table-cell office:value-type="float" office:value="1253365.25" calcext:value-type="float">
            <text:p>1253365,25</text:p>
          </table:table-cell>
          <table:table-cell office:value-type="float" office:value="1388264.24" calcext:value-type="float">
            <text:p>1388264,24</text:p>
          </table:table-cell>
          <table:table-cell office:value-type="float" office:value="11311226.92" calcext:value-type="float">
            <text:p>11311226,92</text:p>
          </table:table-cell>
          <table:table-cell table:number-columns-repeated="1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6"/>
          <table:table-cell office:value-type="float" office:value="22210.07" calcext:value-type="float">
            <text:p>22210,07</text:p>
          </table:table-cell>
          <table:table-cell table:number-columns-repeated="1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9"/>
          <table:table-cell office:value-type="float" office:value="100402.31" calcext:value-type="float">
            <text:p>100402,31</text:p>
          </table:table-cell>
          <table:table-cell office:value-type="float" office:value="715768.49" calcext:value-type="float">
            <text:p>715768,49</text:p>
          </table:table-cell>
          <table:table-cell table:number-columns-repeated="1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5"/>
          <table:table-cell office:value-type="float" office:value="22008.1" calcext:value-type="float">
            <text:p>22008,1</text:p>
          </table:table-cell>
          <table:table-cell office:value-type="float" office:value="413443.35" calcext:value-type="float">
            <text:p>413443,35</text:p>
          </table:table-cell>
          <table:table-cell table:number-columns-repeated="3"/>
          <table:table-cell office:value-type="float" office:value="3269323.28" calcext:value-type="float">
            <text:p>3269323,28</text:p>
          </table:table-cell>
          <table:table-cell table:number-columns-repeated="11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68021.75" calcext:value-type="float">
            <text:p>68021,75</text:p>
          </table:table-cell>
          <table:table-cell table:number-columns-repeated="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230252.5" calcext:value-type="float">
            <text:p>230252,5</text:p>
          </table:table-cell>
          <table:table-cell office:value-type="float" office:value="765198.41" calcext:value-type="float">
            <text:p>765198,41</text:p>
          </table:table-cell>
          <table:table-cell table:number-columns-repeated="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ntesa Catalana de Progrè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576400.91" calcext:value-type="float">
            <text:p>576400,91</text:p>
          </table:table-cell>
          <table:table-cell table:number-columns-repeated="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125057.55" calcext:value-type="float">
            <text:p>125057,55</text:p>
          </table:table-cell>
          <table:table-cell office:value-type="float" office:value="506830.5" calcext:value-type="float">
            <text:p>506830,5</text:p>
          </table:table-cell>
          <table:table-cell table:number-columns-repeated="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47415.86" calcext:value-type="float">
            <text:p>47415,86</text:p>
          </table:table-cell>
          <table:table-cell office:value-type="float" office:value="428996.94" calcext:value-type="float">
            <text:p>428996,94</text:p>
          </table:table-cell>
          <table:table-cell table:number-columns-repeated="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562863.71" calcext:value-type="float">
            <text:p>562863,71</text:p>
          </table:table-cell>
          <table:table-cell table:number-columns-repeated="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87289.99" calcext:value-type="float">
            <text:p>87289,99</text:p>
          </table:table-cell>
          <table:table-cell table:number-columns-repeated="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3080082.64" calcext:value-type="float">
            <text:p>3080082,64</text:p>
          </table:table-cell>
          <table:table-cell office:value-type="float" office:value="447007.38" calcext:value-type="float">
            <text:p>447007,38</text:p>
          </table:table-cell>
          <table:table-cell table:number-columns-repeated="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542699.34" calcext:value-type="float">
            <text:p>542699,34</text:p>
          </table:table-cell>
          <table:table-cell office:value-type="float" office:value="671308.6" calcext:value-type="float">
            <text:p>671308,6</text:p>
          </table:table-cell>
          <table:table-cell table:number-columns-repeated="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1933313.35" calcext:value-type="float">
            <text:p>1933313,35</text:p>
          </table:table-cell>
          <table:table-cell table:number-columns-repeated="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60924.3" calcext:value-type="float">
            <text:p>60924,3</text:p>
          </table:table-cell>
          <table:table-cell table:number-columns-repeated="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2"/>
          <table:table-cell office:value-type="float" office:value="23849.31" calcext:value-type="float">
            <text:p>23849,31</text:p>
          </table:table-cell>
          <table:table-cell table:number-columns-repeated="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12098.84" calcext:value-type="float">
            <text:p>12098,84</text:p>
          </table:table-cell>
          <table:table-cell table:number-columns-repeated="6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245885.84" calcext:value-type="float">
            <text:p>245885,84</text:p>
          </table:table-cell>
          <table:table-cell/>
          <table:table-cell office:value-type="float" office:value="215493.13" calcext:value-type="float">
            <text:p>215493,13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298990.01" calcext:value-type="float">
            <text:p>298990,01</text:p>
          </table:table-cell>
          <table:table-cell office:value-type="float" office:value="486554.73" calcext:value-type="float">
            <text:p>486554,73</text:p>
          </table:table-cell>
          <table:table-cell office:value-type="float" office:value="24036.31" calcext:value-type="float">
            <text:p>24036,31</text:p>
          </table:table-cell>
          <table:table-cell table:number-columns-repeated="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197315.98" calcext:value-type="float">
            <text:p>197315,98</text:p>
          </table:table-cell>
          <table:table-cell office:value-type="float" office:value="75185" calcext:value-type="float">
            <text:p>75185</text:p>
          </table:table-cell>
          <table:table-cell table:number-columns-repeated="5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4"/>
          <table:table-cell office:value-type="float" office:value="2194360.94" calcext:value-type="float">
            <text:p>2194360,94</text:p>
          </table:table-cell>
          <table:table-cell office:value-type="float" office:value="681379.26" calcext:value-type="float">
            <text:p>681379,26</text:p>
          </table:table-cell>
          <table:table-cell/>
          <table:table-cell office:value-type="float" office:value="691330.73" calcext:value-type="float">
            <text:p>691330,73</text:p>
          </table:table-cell>
          <table:table-cell table:number-columns-repeated="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117404.34" calcext:value-type="float">
            <text:p>117404,34</text:p>
          </table:table-cell>
          <table:table-cell table:number-columns-repeated="6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4"/>
          <table:table-cell office:value-type="float" office:value="837963.86" calcext:value-type="float">
            <text:p>837963,86</text:p>
          </table:table-cell>
          <table:table-cell office:value-type="float" office:value="1068316.08" calcext:value-type="float">
            <text:p>1068316,08</text:p>
          </table:table-cell>
          <table:table-cell/>
          <table:table-cell office:value-type="float" office:value="401505.56" calcext:value-type="float">
            <text:p>401505,56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211112.16" calcext:value-type="float">
            <text:p>211112,16</text:p>
          </table:table-cell>
          <table:table-cell table:number-columns-repeated="6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4"/>
          <table:table-cell office:value-type="float" office:value="859607.03" calcext:value-type="float">
            <text:p>859607,03</text:p>
          </table:table-cell>
          <table:table-cell office:value-type="float" office:value="893979.12" calcext:value-type="float">
            <text:p>893979,1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4316251.46" calcext:value-type="float">
            <text:p>4316251,46</text:p>
          </table:table-cell>
          <table:table-cell office:value-type="float" office:value="540556.82" calcext:value-type="float">
            <text:p>540556,82</text:p>
          </table:table-cell>
          <table:table-cell office:value-type="float" office:value="2230293.88" calcext:value-type="float">
            <text:p>2230293,88</text:p>
          </table:table-cell>
          <table:table-cell table:number-columns-repeated="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6"/>
          <table:table-cell office:value-type="float" office:value="242603.22" calcext:value-type="float">
            <text:p>242603,22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230764.16" calcext:value-type="float">
            <text:p>230764,16</text:p>
          </table:table-cell>
          <table:table-cell office:value-type="float" office:value="95176.17" calcext:value-type="float">
            <text:p>95176,17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1324809.83" calcext:value-type="float">
            <text:p>1324809,83</text:p>
          </table:table-cell>
          <table:table-cell/>
          <table:table-cell office:value-type="float" office:value="261870.53" calcext:value-type="float">
            <text:p>261870,53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4"/>
          <table:table-cell office:value-type="float" office:value="1157540.2" calcext:value-type="float">
            <text:p>1157540,2</text:p>
          </table:table-cell>
          <table:table-cell office:value-type="float" office:value="15273373.82" calcext:value-type="float">
            <text:p>15273373,82</text:p>
          </table:table-cell>
          <table:table-cell office:value-type="float" office:value="4017039.26" calcext:value-type="float">
            <text:p>4017039,26</text:p>
          </table:table-cell>
          <table:table-cell office:value-type="float" office:value="6842720.33" calcext:value-type="float">
            <text:p>6842720,33</text:p>
          </table:table-cell>
          <table:table-cell table:number-columns-repeated="4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4"/>
          <table:table-cell office:value-type="float" office:value="1243088.2" calcext:value-type="float">
            <text:p>1243088,2</text:p>
          </table:table-cell>
          <table:table-cell office:value-type="float" office:value="1695096.82" calcext:value-type="float">
            <text:p>1695096,82</text:p>
          </table:table-cell>
          <table:table-cell/>
          <table:table-cell office:value-type="float" office:value="887545.54" calcext:value-type="float">
            <text:p>887545,54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13924619.22" calcext:value-type="float">
            <text:p>13924619,22</text:p>
          </table:table-cell>
          <table:table-cell office:value-type="float" office:value="3610131.33" calcext:value-type="float">
            <text:p>3610131,33</text:p>
          </table:table-cell>
          <table:table-cell office:value-type="float" office:value="5785144.82" calcext:value-type="float">
            <text:p>5785144,82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105358.37" calcext:value-type="float">
            <text:p>105358,37</text:p>
          </table:table-cell>
          <table:table-cell office:value-type="float" office:value="409851.56" calcext:value-type="float">
            <text:p>409851,56</text:p>
          </table:table-cell>
          <table:table-cell office:value-type="float" office:value="96196.24" calcext:value-type="float">
            <text:p>96196,24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5"/>
          <table:table-cell office:value-type="float" office:value="361224.83" calcext:value-type="float">
            <text:p>361224,83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tras formaciones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Subvención</text:p>
          </table:table-cell>
          <table:table-cell office:value-type="string" calcext:value-type="string">
            <text:p>Electoral</text:p>
          </table:table-cell>
          <table:table-cell table:number-columns-repeated="14"/>
          <table:table-cell office:value-type="float" office:value="214496.91" calcext:value-type="float">
            <text:p>214496,91</text:p>
          </table:table-cell>
          <table:table-cell office:value-type="float" office:value="1987543.51" calcext:value-type="float">
            <text:p>1987543,51</text:p>
          </table:table-cell>
          <table:table-cell office:value-type="float" office:value="481108.74" calcext:value-type="float">
            <text:p>481108,74</text:p>
          </table:table-cell>
          <table:table-cell office:value-type="float" office:value="743093.33" calcext:value-type="float">
            <text:p>743093,33</text:p>
          </table:table-cell>
          <table:table-cell table:number-columns-repeated="4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365646.38" calcext:value-type="float">
            <text:p>365646,38</text:p>
          </table:table-cell>
          <table:table-cell table:number-columns-repeated="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1933231.14" calcext:value-type="float">
            <text:p>1933231,14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342938.18" calcext:value-type="float">
            <text:p>342938,18</text:p>
          </table:table-cell>
          <table:table-cell table:number-columns-repeated="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5797267.57" calcext:value-type="float">
            <text:p>5797267,57</text:p>
          </table:table-cell>
          <table:table-cell table:number-columns-repeated="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59399.79" calcext:value-type="float">
            <text:p>59399,79</text:p>
          </table:table-cell>
          <table:table-cell table:number-columns-repeated="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231907.49" calcext:value-type="float">
            <text:p>231907,49</text:p>
          </table:table-cell>
          <table:table-cell table:number-columns-repeated="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1254216.21" calcext:value-type="float">
            <text:p>1254216,21</text:p>
          </table:table-cell>
          <table:table-cell table:number-columns-repeated="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38215.75" calcext:value-type="float">
            <text:p>38215,75</text:p>
          </table:table-cell>
          <table:table-cell table:number-columns-repeated="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686901.13" calcext:value-type="float">
            <text:p>686901,13</text:p>
          </table:table-cell>
          <table:table-cell table:number-columns-repeated="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646634.69" calcext:value-type="float">
            <text:p>646634,69</text:p>
          </table:table-cell>
          <table:table-cell table:number-columns-repeated="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884179.48" calcext:value-type="float">
            <text:p>884179,48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3272132.84" calcext:value-type="float">
            <text:p>3272132,84</text:p>
          </table:table-cell>
          <table:table-cell table:number-columns-repeated="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4309.67" calcext:value-type="float">
            <text:p>4309,67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461781.97" calcext:value-type="float">
            <text:p>461781,97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4644503.19" calcext:value-type="float">
            <text:p>4644503,19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12832226.03" calcext:value-type="float">
            <text:p>12832226,03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27461148.4" calcext:value-type="float">
            <text:p>27461148,4</text:p>
          </table:table-cell>
          <table:table-cell table:number-columns-repeated="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3313333.13" calcext:value-type="float">
            <text:p>3313333,13</text:p>
          </table:table-cell>
          <table:table-cell table:number-columns-repeated="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520651.63" calcext:value-type="float">
            <text:p>520651,63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141768.04" calcext:value-type="float">
            <text:p>141768,04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1015159.29" calcext:value-type="float">
            <text:p>1015159,29</text:p>
          </table:table-cell>
          <table:table-cell table:number-columns-repeated="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244992.27" calcext:value-type="float">
            <text:p>244992,27</text:p>
          </table:table-cell>
          <table:table-cell table:number-columns-repeated="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2011477.85" calcext:value-type="float">
            <text:p>2011477,85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271081.32" calcext:value-type="float">
            <text:p>271081,32</text:p>
          </table:table-cell>
          <table:table-cell table:number-columns-repeated="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7002557.44" calcext:value-type="float">
            <text:p>7002557,44</text:p>
          </table:table-cell>
          <table:table-cell table:number-columns-repeated="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13733.71" calcext:value-type="float">
            <text:p>13733,71</text:p>
          </table:table-cell>
          <table:table-cell table:number-columns-repeated="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217261.09" calcext:value-type="float">
            <text:p>217261,09</text:p>
          </table:table-cell>
          <table:table-cell table:number-columns-repeated="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1103746.28" calcext:value-type="float">
            <text:p>1103746,28</text:p>
          </table:table-cell>
          <table:table-cell table:number-columns-repeated="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40259.59" calcext:value-type="float">
            <text:p>40259,59</text:p>
          </table:table-cell>
          <table:table-cell table:number-columns-repeated="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369829.15" calcext:value-type="float">
            <text:p>369829,15</text:p>
          </table:table-cell>
          <table:table-cell table:number-columns-repeated="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566228.45" calcext:value-type="float">
            <text:p>566228,45</text:p>
          </table:table-cell>
          <table:table-cell table:number-columns-repeated="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955107.93" calcext:value-type="float">
            <text:p>955107,93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2926002.11" calcext:value-type="float">
            <text:p>2926002,11</text:p>
          </table:table-cell>
          <table:table-cell table:number-columns-repeated="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1973.9" calcext:value-type="float">
            <text:p>1973,9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488741.12" calcext:value-type="float">
            <text:p>488741,12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7771604.94" calcext:value-type="float">
            <text:p>7771604,94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13153252.42" calcext:value-type="float">
            <text:p>13153252,42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22870563.02" calcext:value-type="float">
            <text:p>22870563,02</text:p>
          </table:table-cell>
          <table:table-cell table:number-columns-repeated="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3195994.06" calcext:value-type="float">
            <text:p>3195994,06</text:p>
          </table:table-cell>
          <table:table-cell table:number-columns-repeated="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1210320.69" calcext:value-type="float">
            <text:p>1210320,69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126243.78" calcext:value-type="float">
            <text:p>126243,78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1158425.58" calcext:value-type="float">
            <text:p>1158425,58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243308.7" calcext:value-type="float">
            <text:p>243308,7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2101834.35" calcext:value-type="float">
            <text:p>2101834,35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250100.18" calcext:value-type="float">
            <text:p>250100,18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6047233.01" calcext:value-type="float">
            <text:p>6047233,01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3303.89" calcext:value-type="float">
            <text:p>3303,89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307897.79" calcext:value-type="float">
            <text:p>307897,79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2427390.19" calcext:value-type="float">
            <text:p>2427390,19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21252.72" calcext:value-type="float">
            <text:p>21252,72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460147.84" calcext:value-type="float">
            <text:p>460147,84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242124.37" calcext:value-type="float">
            <text:p>242124,37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1257435.03" calcext:value-type="float">
            <text:p>1257435,03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2860862.87" calcext:value-type="float">
            <text:p>2860862,87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1199.32" calcext:value-type="float">
            <text:p>1199,32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563464.97" calcext:value-type="float">
            <text:p>563464,97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7520822.69" calcext:value-type="float">
            <text:p>7520822,69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15999373.25" calcext:value-type="float">
            <text:p>15999373,25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22773644.98" calcext:value-type="float">
            <text:p>22773644,98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2765818.77" calcext:value-type="float">
            <text:p>2765818,77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1781502.27" calcext:value-type="float">
            <text:p>1781502,27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101413.97" calcext:value-type="float">
            <text:p>101413,97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1268073.89" calcext:value-type="float">
            <text:p>1268073,89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2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2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 Nacionalista de Valenci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363666.37" calcext:value-type="float">
            <text:p>363666,37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387568.29" calcext:value-type="float">
            <text:p>387568,29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486589.92" calcext:value-type="float">
            <text:p>486589,92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office:value-type="float" office:value="304354.81" calcext:value-type="float">
            <text:p>304354,81</text:p>
          </table:table-cell>
          <table:table-cell table:number-columns-repeated="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357526.34" calcext:value-type="float">
            <text:p>357526,34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685591.44" calcext:value-type="float">
            <text:p>685591,44</text:p>
          </table:table-cell>
          <table:table-cell office:value-type="float" office:value="305230.45" calcext:value-type="float">
            <text:p>305230,45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281684.25" calcext:value-type="float">
            <text:p>281684,25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2535913.87" calcext:value-type="float">
            <text:p>2535913,87</text:p>
          </table:table-cell>
          <table:table-cell office:value-type="float" office:value="387500" calcext:value-type="float">
            <text:p>387500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20"/>
          <table:table-cell office:value-type="float" office:value="3400" calcext:value-type="float">
            <text:p>3400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82754.56" calcext:value-type="float">
            <text:p>182754,56</text:p>
          </table:table-cell>
          <table:table-cell office:value-type="float" office:value="4507.5" calcext:value-type="float">
            <text:p>4507,5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135665.14" calcext:value-type="float">
            <text:p>1135665,14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2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504188.4" calcext:value-type="float">
            <text:p>504188,4</text:p>
          </table:table-cell>
          <table:table-cell table:number-columns-repeated="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546006.37" calcext:value-type="float">
            <text:p>546006,37</text:p>
          </table:table-cell>
          <table:table-cell table:number-columns-repeated="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251637" calcext:value-type="float">
            <text:p>251637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2238691.92" calcext:value-type="float">
            <text:p>2238691,92</text:p>
          </table:table-cell>
          <table:table-cell office:value-type="float" office:value="170789.54" calcext:value-type="float">
            <text:p>170789,54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20"/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88488.12" calcext:value-type="float">
            <text:p>88488,12</text:p>
          </table:table-cell>
          <table:table-cell office:value-type="float" office:value="18698.63" calcext:value-type="float">
            <text:p>18698,63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970215.87" calcext:value-type="float">
            <text:p>1970215,87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0732993.79" calcext:value-type="float">
            <text:p>10732993,79</text:p>
          </table:table-cell>
          <table:table-cell office:value-type="float" office:value="679820.18" calcext:value-type="float">
            <text:p>679820,18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7900436.31" calcext:value-type="float">
            <text:p>17900436,31</text:p>
          </table:table-cell>
          <table:table-cell office:value-type="float" office:value="2560532.94" calcext:value-type="float">
            <text:p>2560532,94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223399.84" calcext:value-type="float">
            <text:p>1223399,84</text:p>
          </table:table-cell>
          <table:table-cell office:value-type="float" office:value="1727923.26" calcext:value-type="float">
            <text:p>1727923,26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89750" calcext:value-type="float">
            <text:p>89750</text:p>
          </table:table-cell>
          <table:table-cell office:value-type="float" office:value="236500" calcext:value-type="float">
            <text:p>236500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79678" calcext:value-type="float">
            <text:p>79678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834347.01" calcext:value-type="float">
            <text:p>834347,01</text:p>
          </table:table-cell>
          <table:table-cell office:value-type="float" office:value="36456" calcext:value-type="float">
            <text:p>36456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243905.87" calcext:value-type="float">
            <text:p>243905,87</text:p>
          </table:table-cell>
          <table:table-cell table:number-columns-repeated="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714582.38" calcext:value-type="float">
            <text:p>714582,38</text:p>
          </table:table-cell>
          <table:table-cell office:value-type="float" office:value="606551.42" calcext:value-type="float">
            <text:p>606551,42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269164.24" calcext:value-type="float">
            <text:p>269164,24</text:p>
          </table:table-cell>
          <table:table-cell table:number-columns-repeated="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2903044.64" calcext:value-type="float">
            <text:p>2903044,64</text:p>
          </table:table-cell>
          <table:table-cell office:value-type="float" office:value="142254.99" calcext:value-type="float">
            <text:p>142254,99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20"/>
          <table:table-cell office:value-type="float" office:value="270" calcext:value-type="float">
            <text:p>270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80149.77" calcext:value-type="float">
            <text:p>180149,77</text:p>
          </table:table-cell>
          <table:table-cell table:number-columns-repeated="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994904.56" calcext:value-type="float">
            <text:p>994904,56</text:p>
          </table:table-cell>
          <table:table-cell office:value-type="float" office:value="2412" calcext:value-type="float">
            <text:p>2412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2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227667.85" calcext:value-type="float">
            <text:p>227667,85</text:p>
          </table:table-cell>
          <table:table-cell office:value-type="float" office:value="2045.64" calcext:value-type="float">
            <text:p>2045,64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391948.15" calcext:value-type="float">
            <text:p>391948,15</text:p>
          </table:table-cell>
          <table:table-cell office:value-type="float" office:value="2880" calcext:value-type="float">
            <text:p>2880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298114.88" calcext:value-type="float">
            <text:p>298114,88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2183801.53" calcext:value-type="float">
            <text:p>2183801,53</text:p>
          </table:table-cell>
          <table:table-cell office:value-type="float" office:value="162712.99" calcext:value-type="float">
            <text:p>162712,99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2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54724.88" calcext:value-type="float">
            <text:p>154724,88</text:p>
          </table:table-cell>
          <table:table-cell office:value-type="float" office:value="23591" calcext:value-type="float">
            <text:p>2359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2236866.17" calcext:value-type="float">
            <text:p>2236866,17</text:p>
          </table:table-cell>
          <table:table-cell office:value-type="float" office:value="37245.62" calcext:value-type="float">
            <text:p>37245,62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1265509.89" calcext:value-type="float">
            <text:p>11265509,89</text:p>
          </table:table-cell>
          <table:table-cell office:value-type="float" office:value="537679.1" calcext:value-type="float">
            <text:p>537679,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6384495.37" calcext:value-type="float">
            <text:p>16384495,37</text:p>
          </table:table-cell>
          <table:table-cell office:value-type="float" office:value="3030914.83" calcext:value-type="float">
            <text:p>3030914,83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167830.39" calcext:value-type="float">
            <text:p>1167830,39</text:p>
          </table:table-cell>
          <table:table-cell office:value-type="float" office:value="1722971.67" calcext:value-type="float">
            <text:p>1722971,67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85650" calcext:value-type="float">
            <text:p>85650</text:p>
          </table:table-cell>
          <table:table-cell office:value-type="float" office:value="709000" calcext:value-type="float">
            <text:p>709000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72721" calcext:value-type="float">
            <text:p>72721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004875.5" calcext:value-type="float">
            <text:p>1004875,5</text:p>
          </table:table-cell>
          <table:table-cell office:value-type="float" office:value="42150" calcext:value-type="float">
            <text:p>42150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235229.28" calcext:value-type="float">
            <text:p>235229,28</text:p>
          </table:table-cell>
          <table:table-cell table:number-columns-repeated="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913139.3" calcext:value-type="float">
            <text:p>913139,3</text:p>
          </table:table-cell>
          <table:table-cell office:value-type="float" office:value="497135.99" calcext:value-type="float">
            <text:p>497135,99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20"/>
          <table:table-cell office:value-type="float" office:value="250000" calcext:value-type="float">
            <text:p>250000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3115007.44" calcext:value-type="float">
            <text:p>3115007,44</text:p>
          </table:table-cell>
          <table:table-cell office:value-type="float" office:value="50484" calcext:value-type="float">
            <text:p>50484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2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224762.71" calcext:value-type="float">
            <text:p>224762,71</text:p>
          </table:table-cell>
          <table:table-cell office:value-type="float" office:value="6362.26" calcext:value-type="float">
            <text:p>6362,26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895158.62" calcext:value-type="float">
            <text:p>895158,62</text:p>
          </table:table-cell>
          <table:table-cell office:value-type="float" office:value="69676.83" calcext:value-type="float">
            <text:p>69676,83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- BLOC -VERDS -Izquierda Republicana: COMPROMÍS 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2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346622.59" calcext:value-type="float">
            <text:p>346622,59</text:p>
          </table:table-cell>
          <table:table-cell office:value-type="float" office:value="2045.64" calcext:value-type="float">
            <text:p>2045,64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26787.09" calcext:value-type="float">
            <text:p>126787,09</text:p>
          </table:table-cell>
          <table:table-cell office:value-type="float" office:value="4240" calcext:value-type="float">
            <text:p>4240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247155.33" calcext:value-type="float">
            <text:p>247155,33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631873" calcext:value-type="float">
            <text:p>1631873</text:p>
          </table:table-cell>
          <table:table-cell office:value-type="float" office:value="123704.68" calcext:value-type="float">
            <text:p>123704,68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49374.94" calcext:value-type="float">
            <text:p>149374,94</text:p>
          </table:table-cell>
          <table:table-cell office:value-type="float" office:value="18553" calcext:value-type="float">
            <text:p>1855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965435.73" calcext:value-type="float">
            <text:p>1965435,73</text:p>
          </table:table-cell>
          <table:table-cell office:value-type="float" office:value="120702.88" calcext:value-type="float">
            <text:p>120702,88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2078165.31" calcext:value-type="float">
            <text:p>12078165,31</text:p>
          </table:table-cell>
          <table:table-cell office:value-type="float" office:value="2145070.55" calcext:value-type="float">
            <text:p>2145070,55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8032378.04" calcext:value-type="float">
            <text:p>18032378,04</text:p>
          </table:table-cell>
          <table:table-cell office:value-type="float" office:value="2908251.86" calcext:value-type="float">
            <text:p>2908251,86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127244.95" calcext:value-type="float">
            <text:p>1127244,95</text:p>
          </table:table-cell>
          <table:table-cell office:value-type="float" office:value="1351846.46" calcext:value-type="float">
            <text:p>1351846,46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310075" calcext:value-type="float">
            <text:p>310075</text:p>
          </table:table-cell>
          <table:table-cell office:value-type="float" office:value="627450" calcext:value-type="float">
            <text:p>627450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70053" calcext:value-type="float">
            <text:p>70053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office:value-type="string" calcext:value-type="string">
            <text:p>Cuotas y Donaciones</text:p>
          </table:table-cell>
          <table:table-cell table:number-columns-repeated="19"/>
          <table:table-cell office:value-type="float" office:value="1039982.98" calcext:value-type="float">
            <text:p>1039982,98</text:p>
          </table:table-cell>
          <table:table-cell office:value-type="float" office:value="132232.82" calcext:value-type="float">
            <text:p>132232,82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table:style-name="ce2" office:value-type="string" calcext:value-type="string">
            <text:p>Cuotas y Donaciones</text:p>
          </table:table-cell>
          <table:table-cell table:number-columns-repeated="2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table:style-name="ce2" office:value-type="string" calcext:value-type="string">
            <text:p>Cuotas y Donaciones</text:p>
          </table:table-cell>
          <table:table-cell table:number-columns-repeated="2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table:style-name="ce2" office:value-type="string" calcext:value-type="string">
            <text:p>Cuotas y Donaciones</text:p>
          </table:table-cell>
          <table:table-cell table:number-columns-repeated="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 Nacionalista de Valenci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table:style-name="ce2" office:value-type="string" calcext:value-type="string">
            <text:p>Cuotas y Donaciones</text:p>
          </table:table-cell>
          <table:table-cell table:number-columns-repeated="19"/>
          <table:table-cell office:value-type="float" office:value="314342.94" calcext:value-type="float">
            <text:p>314342,94</text:p>
          </table:table-cell>
          <table:table-cell table:number-columns-repeated="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table:style-name="ce2" office:value-type="string" calcext:value-type="string">
            <text:p>Cuotas y Donaciones</text:p>
          </table:table-cell>
          <table:table-cell table:number-columns-repeated="19"/>
          <table:table-cell office:value-type="float" office:value="185077.64" calcext:value-type="float">
            <text:p>185077,64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table:style-name="ce2" office:value-type="string" calcext:value-type="string">
            <text:p>Cuotas y Donaciones</text:p>
          </table:table-cell>
          <table:table-cell table:number-columns-repeated="19"/>
          <table:table-cell office:value-type="float" office:value="154168.05" calcext:value-type="float">
            <text:p>154168,05</text:p>
          </table:table-cell>
          <table:table-cell office:value-type="float" office:value="311212.67" calcext:value-type="float">
            <text:p>311212,67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table:style-name="ce2" office:value-type="string" calcext:value-type="string">
            <text:p>Cuotas y Donaciones</text:p>
          </table:table-cell>
          <table:table-cell table:number-columns-repeated="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Particulares</text:p>
          </table:table-cell>
          <table:table-cell table:style-name="ce2" office:value-type="string" calcext:value-type="string">
            <text:p>Cuotas y Donaciones</text:p>
          </table:table-cell>
          <table:table-cell table:number-columns-repeated="19"/>
          <table:table-cell office:value-type="float" office:value="107658.13" calcext:value-type="float">
            <text:p>107658,13</text:p>
          </table:table-cell>
          <table:table-cell office:value-type="float" office:value="144580" calcext:value-type="float">
            <text:p>144580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212535.44" calcext:value-type="float">
            <text:p>212535,44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4329687.38" calcext:value-type="float">
            <text:p>4329687,3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531044.17" calcext:value-type="float">
            <text:p>531044,17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2551323.36" calcext:value-type="float">
            <text:p>2551323,36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2467433.84" calcext:value-type="float">
            <text:p>12467433,84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380936.74" calcext:value-type="float">
            <text:p>380936,74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070066.6" calcext:value-type="float">
            <text:p>1070066,6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59174.53" calcext:value-type="float">
            <text:p>59174,53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2745500.46" calcext:value-type="float">
            <text:p>2745500,46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270192.6" calcext:value-type="float">
            <text:p>1270192,6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1268423.72" calcext:value-type="float">
            <text:p>11268423,7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5076134.82" calcext:value-type="float">
            <text:p>15076134,82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370881.74" calcext:value-type="float">
            <text:p>370881,7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25953311.29" calcext:value-type="float">
            <text:p>25953311,2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63662694.39" calcext:value-type="float">
            <text:p>63662694,3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71516757.75" calcext:value-type="float">
            <text:p>71516757,75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9603088.94" calcext:value-type="float">
            <text:p>9603088,94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3602518.27" calcext:value-type="float">
            <text:p>13602518,2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19733.61" calcext:value-type="float">
            <text:p>119733,61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20176.96" calcext:value-type="float">
            <text:p>120176,96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3724493.88" calcext:value-type="float">
            <text:p>3724493,8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94981.08" calcext:value-type="float">
            <text:p>194981,08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2027607.27" calcext:value-type="float">
            <text:p>2027607,27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2310369.93" calcext:value-type="float">
            <text:p>12310369,93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774557.81" calcext:value-type="float">
            <text:p>774557,81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615623.08" calcext:value-type="float">
            <text:p>615623,08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39820.31" calcext:value-type="float">
            <text:p>39820,31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2572271.1" calcext:value-type="float">
            <text:p>2572271,1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164755.64" calcext:value-type="float">
            <text:p>1164755,64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4171343.5" calcext:value-type="float">
            <text:p>14171343,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4276381.19" calcext:value-type="float">
            <text:p>14276381,19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489897.84" calcext:value-type="float">
            <text:p>489897,8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28588068.21" calcext:value-type="float">
            <text:p>28588068,2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54259417.05" calcext:value-type="float">
            <text:p>54259417,0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56853117.14" calcext:value-type="float">
            <text:p>56853117,14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1389467.24" calcext:value-type="float">
            <text:p>11389467,24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4110547.27" calcext:value-type="float">
            <text:p>14110547,2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293836.64" calcext:value-type="float">
            <text:p>293836,6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303236.82" calcext:value-type="float">
            <text:p>303236,82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ra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35858.23" calcext:value-type="float">
            <text:p>35858,23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que Nacionalista Gale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4709902.48" calcext:value-type="float">
            <text:p>4709902,4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alición Canar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027719.21" calcext:value-type="float">
            <text:p>1027719,21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3607971.83" calcext:value-type="float">
            <text:p>3607971,83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nvergencia i Unió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2609005.27" calcext:value-type="float">
            <text:p>12609005,27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Unida d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769853.53" calcext:value-type="float">
            <text:p>769853,53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squerra Republican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2482161.77" calcext:value-type="float">
            <text:p>2482161,77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el País Valencià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sko Alkartasun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2396647.55" calcext:value-type="float">
            <text:p>2396647,5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zker Batua-Berdeak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066123.32" calcext:value-type="float">
            <text:p>1066123,32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niciativa per Catalunya-Verd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6136909.31" calcext:value-type="float">
            <text:p>16136909,3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Izquierda Unid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7420721.95" calcext:value-type="float">
            <text:p>17420721,9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Nafar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Comunista de Españ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406228.16" calcext:value-type="float">
            <text:p>406228,1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Nacionalista Vas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27703592.87" calcext:value-type="float">
            <text:p>27703592,8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Popula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77991929.89" calcext:value-type="float">
            <text:p>77991929,8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Socialista Obrero Español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70101938.65" calcext:value-type="float">
            <text:p>70101938,6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artit dels Socialistes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2967864.53" calcext:value-type="float">
            <text:p>12967864,53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Unió Democrática de Cataluny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6276780.13" calcext:value-type="float">
            <text:p>16276780,1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del Pueblo Navar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281866.55" calcext:value-type="float">
            <text:p>281866,5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nión Progreso y Democrac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2947216.45" calcext:value-type="float">
            <text:p>2947216,4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maiu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318024.33" calcext:value-type="float">
            <text:p>318024,33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:Coalició Compromí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loc-Iniciativa-Verds-Equo-Coalició Compromí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loc Nacionalista de Valenci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863359.31" calcext:value-type="float">
            <text:p>863359,31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hunta Aragonesista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999762.69" calcext:value-type="float">
            <text:p>999762,6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oro de Ciudadanos 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1063403.57" calcext:value-type="float">
            <text:p>1063403,57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Geroa Ba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ido Aragoné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Deuda contraída con entidades de crédito</text:p>
          </table:table-cell>
          <table:table-cell table:number-columns-repeated="21"/>
          <table:table-cell office:value-type="float" office:value="887606.42" calcext:value-type="float">
            <text:p>887606,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Ontañón</meta:initial-creator>
    <meta:creation-date>2013-11-19T12:09:35</meta:creation-date>
    <dc:date>2013-11-23T13:26:13.305496893</dc:date>
    <dc:creator>J. Ontañón</dc:creator>
    <meta:editing-duration>PT37M21S</meta:editing-duration>
    <meta:editing-cycles>19</meta:editing-cycles>
    <meta:generator>LibreOffice/4.1.2.3$Linux_x86 LibreOffice_project/410m0$Build-3</meta:generator>
    <meta:document-statistic meta:table-count="6" meta:cell-count="4576" meta:object-count="0"/>
  </office:meta>
</office:document-meta>
</file>